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Albany" svg:font-family="Albany, Arial"/>
    <style:font-face style:name="StarSymbol" svg:font-family="StarSymbol"/>
    <style:font-face style:name="Times New Roman1" svg:font-family="'Times New Roman'"/>
    <style:font-face style:name="Andale Mono" svg:font-family="'Andale Mono'" style:font-family-generic="modern" style:font-pitch="fixed"/>
    <style:font-face style:name="Liberation Mono" svg:font-family="'Liberation Mono'" style:font-family-generic="modern" style:font-pitch="fixed"/>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DejaVu Sans" svg:font-family="'DejaVu Sans'" style:font-family-generic="system" style:font-pitch="variable"/>
    <style:font-face style:name="Lucida Sans" svg:font-family="'Lucida Sans'" style:font-family-generic="system" style:font-pitch="variable"/>
  </office:font-face-decls>
  <office:automatic-styles>
    <style:style style:name="P1" style:family="paragraph" style:parent-style-name="Preformatted_20_Text">
      <style:paragraph-properties fo:line-height="150%"/>
      <style:text-properties style:font-name="Times New Roman" fo:font-style="italic" officeooo:paragraph-rsid="000794fd" style:font-style-asian="italic" style:font-style-complex="italic"/>
    </style:style>
    <style:style style:name="P2" style:family="paragraph" style:parent-style-name="Preformatted_20_Text">
      <style:paragraph-properties fo:line-height="150%"/>
      <style:text-properties style:font-name="Times New Roman" officeooo:paragraph-rsid="000794fd"/>
    </style:style>
    <style:style style:name="P3" style:family="paragraph" style:parent-style-name="Preformatted_20_Text">
      <style:paragraph-properties fo:margin-top="0in" fo:margin-bottom="0.1965in" fo:line-height="150%"/>
      <style:text-properties style:font-name="Times New Roman" fo:font-style="normal" officeooo:paragraph-rsid="000794fd" style:font-style-asian="normal" style:font-style-complex="normal"/>
    </style:style>
    <style:style style:name="P4" style:family="paragraph" style:parent-style-name="Preformatted_20_Text">
      <style:paragraph-properties fo:margin-top="0in" fo:margin-bottom="0.1965in" fo:line-height="150%"/>
      <style:text-properties style:font-name="Times New Roman" fo:font-style="normal" fo:font-weight="normal" officeooo:paragraph-rsid="000794fd" style:font-style-asian="normal" style:font-weight-asian="normal" style:font-style-complex="normal" style:font-weight-complex="normal"/>
    </style:style>
    <style:style style:name="P5" style:family="paragraph" style:parent-style-name="Preformatted_20_Text">
      <style:paragraph-properties fo:margin-top="0in" fo:margin-bottom="0.1965in" fo:line-height="150%"/>
      <style:text-properties style:font-name="Times New Roman" fo:font-style="italic" officeooo:paragraph-rsid="000794fd" style:font-style-asian="italic" style:font-style-complex="italic"/>
    </style:style>
    <style:style style:name="P6" style:family="paragraph" style:parent-style-name="Preformatted_20_Text">
      <style:paragraph-properties fo:margin-top="0in" fo:margin-bottom="0.1965in" fo:line-height="150%"/>
      <style:text-properties style:font-name="Times New Roman" fo:font-style="italic" fo:font-weight="normal" officeooo:paragraph-rsid="000794fd" style:font-style-asian="italic" style:font-weight-asian="normal" style:font-style-complex="italic" style:font-weight-complex="normal"/>
    </style:style>
    <style:style style:name="P7" style:family="paragraph" style:parent-style-name="Preformatted_20_Text">
      <style:paragraph-properties fo:margin-top="0in" fo:margin-bottom="0.1965in" fo:line-height="150%"/>
      <style:text-properties style:font-name="Times New Roman" fo:font-weight="normal" officeooo:paragraph-rsid="000794fd" style:font-weight-asian="normal" style:font-weight-complex="normal"/>
    </style:style>
    <style:style style:name="P8" style:family="paragraph" style:parent-style-name="Preformatted_20_Text">
      <style:paragraph-properties fo:margin-top="0in" fo:margin-bottom="0.1965in" fo:line-height="150%" fo:text-align="justify" style:justify-single-word="false"/>
      <style:text-properties style:font-name="Times New Roman" fo:font-size="11pt" fo:font-weight="normal" officeooo:paragraph-rsid="000794fd" style:font-size-asian="11pt" style:font-weight-asian="normal" style:font-size-complex="11pt" style:font-weight-complex="normal"/>
    </style:style>
    <style:style style:name="P9" style:family="paragraph" style:parent-style-name="Preformatted_20_Text">
      <style:paragraph-properties fo:margin-top="0in" fo:margin-bottom="0.1965in" fo:line-height="150%"/>
      <style:text-properties style:font-name="Times New Roman" fo:font-size="11pt" fo:font-weight="normal" officeooo:paragraph-rsid="000794fd" style:font-size-asian="11pt" style:font-weight-asian="normal" style:font-size-complex="11pt" style:font-weight-complex="normal"/>
    </style:style>
    <style:style style:name="P10" style:family="paragraph" style:parent-style-name="Preformatted_20_Text">
      <style:paragraph-properties fo:margin-top="0in" fo:margin-bottom="0.1965in" fo:line-height="150%" fo:text-align="justify" style:justify-single-word="false"/>
      <style:text-properties style:font-name="Times New Roman" fo:font-size="11pt" fo:font-style="normal" fo:font-weight="normal" officeooo:paragraph-rsid="000794fd" style:font-size-asian="11pt" style:font-style-asian="normal" style:font-weight-asian="normal" style:font-size-complex="11pt" style:font-style-complex="normal" style:font-weight-complex="normal"/>
    </style:style>
    <style:style style:name="P11" style:family="paragraph" style:parent-style-name="Preformatted_20_Text">
      <style:paragraph-properties fo:margin-top="0in" fo:margin-bottom="0.1965in" fo:line-height="150%"/>
      <style:text-properties style:font-name="Times New Roman" officeooo:paragraph-rsid="000794fd"/>
    </style:style>
    <style:style style:name="P12" style:family="paragraph" style:parent-style-name="Preformatted_20_Text">
      <style:paragraph-properties fo:margin-top="0in" fo:margin-bottom="0.1965in" fo:line-height="150%" fo:text-align="justify" style:justify-single-word="false"/>
      <style:text-properties officeooo:paragraph-rsid="000794fd"/>
    </style:style>
    <style:style style:name="P13" style:family="paragraph" style:parent-style-name="Text_20_body">
      <style:paragraph-properties fo:margin-left="0in" fo:margin-right="0in" fo:line-height="150%" fo:text-indent="0in" style:auto-text-indent="false"/>
      <style:text-properties style:font-name="Times New Roman" officeooo:paragraph-rsid="000794fd"/>
    </style:style>
    <style:style style:name="P14" style:family="paragraph" style:parent-style-name="Text_20_body">
      <style:paragraph-properties fo:margin-left="0in" fo:margin-right="0in" fo:text-align="justify" style:justify-single-word="false" fo:text-indent="0in" style:auto-text-indent="false"/>
      <style:text-properties fo:font-style="normal" fo:font-weight="normal" officeooo:paragraph-rsid="000794fd" style:font-style-asian="normal" style:font-weight-asian="normal" style:font-style-complex="normal" style:font-weight-complex="normal"/>
    </style:style>
    <style:style style:name="P15" style:family="paragraph" style:parent-style-name="Standard">
      <style:paragraph-properties fo:line-height="150%" fo:text-align="justify" style:justify-single-word="false"/>
      <style:text-properties fo:font-style="normal" fo:font-weight="normal" officeooo:paragraph-rsid="000794fd" style:font-style-asian="normal" style:font-weight-asian="normal" style:font-style-complex="normal" style:font-weight-complex="normal"/>
    </style:style>
    <style:style style:name="P16" style:family="paragraph" style:parent-style-name="Standard">
      <style:text-properties fo:color="#666600" style:font-name="Times New Roman" fo:font-style="italic" officeooo:paragraph-rsid="000794fd" style:font-style-asian="italic" style:font-style-complex="italic"/>
    </style:style>
    <style:style style:name="P17" style:family="paragraph" style:parent-style-name="Standard">
      <style:text-properties officeooo:paragraph-rsid="000794fd"/>
    </style:style>
    <style:style style:name="P18" style:family="paragraph" style:parent-style-name="Text_20_body">
      <style:paragraph-properties fo:line-height="150%" fo:text-align="justify" style:justify-single-word="false"/>
      <style:text-properties officeooo:paragraph-rsid="000794fd"/>
    </style:style>
    <style:style style:name="P19" style:family="paragraph" style:parent-style-name="Text_20_body">
      <style:paragraph-properties fo:line-height="150%"/>
      <style:text-properties officeooo:paragraph-rsid="000794fd"/>
    </style:style>
    <style:style style:name="P20" style:family="paragraph" style:parent-style-name="Text_20_body">
      <style:paragraph-properties fo:line-height="150%" fo:text-align="justify" style:justify-single-word="false"/>
      <style:text-properties fo:font-style="normal" fo:font-weight="normal" officeooo:paragraph-rsid="000794fd" style:font-style-asian="normal" style:font-weight-asian="normal" style:font-style-complex="normal" style:font-weight-complex="normal"/>
    </style:style>
    <style:style style:name="P21" style:family="paragraph" style:parent-style-name="Text_20_body">
      <style:paragraph-properties fo:text-align="justify" style:justify-single-word="false"/>
      <style:text-properties fo:font-style="normal" fo:font-weight="normal" officeooo:paragraph-rsid="000794fd" style:font-style-asian="normal" style:font-weight-asian="normal" style:font-style-complex="normal" style:font-weight-complex="normal"/>
    </style:style>
    <style:style style:name="P22" style:family="paragraph" style:parent-style-name="Text_20_body">
      <style:paragraph-properties fo:line-height="150%" fo:text-align="justify" style:justify-single-word="false"/>
      <style:text-properties fo:font-style="normal" fo:font-weight="normal" officeooo:rsid="012f1b23" officeooo:paragraph-rsid="000794fd" style:font-style-asian="normal" style:font-weight-asian="normal" style:font-style-complex="normal" style:font-weight-complex="normal"/>
    </style:style>
    <style:style style:name="P23" style:family="paragraph" style:parent-style-name="Text_20_body">
      <style:paragraph-properties fo:line-height="150%" fo:text-align="justify" style:justify-single-word="false"/>
      <style:text-properties fo:font-style="normal" fo:font-weight="normal" officeooo:rsid="0133314d" officeooo:paragraph-rsid="000794fd" style:font-style-asian="normal" style:font-weight-asian="normal" style:font-style-complex="normal" style:font-weight-complex="normal"/>
    </style:style>
    <style:style style:name="P24" style:family="paragraph" style:parent-style-name="Text_20_body">
      <style:paragraph-properties fo:line-height="150%" fo:text-align="justify" style:justify-single-word="false"/>
      <style:text-properties fo:font-style="normal" fo:font-weight="normal" officeooo:rsid="0141a538" officeooo:paragraph-rsid="000794fd" style:font-style-asian="normal" style:font-weight-asian="normal" style:font-style-complex="normal" style:font-weight-complex="normal"/>
    </style:style>
    <style:style style:name="P25" style:family="paragraph" style:parent-style-name="Text_20_body">
      <style:paragraph-properties fo:line-height="150%" fo:text-align="justify" style:justify-single-word="false"/>
      <style:text-properties fo:font-style="normal" officeooo:paragraph-rsid="000794fd" style:font-style-asian="normal" style:font-style-complex="normal"/>
    </style:style>
    <style:style style:name="P26" style:family="paragraph" style:parent-style-name="Text_20_body">
      <style:paragraph-properties fo:line-height="150%"/>
      <style:text-properties fo:font-style="normal" officeooo:paragraph-rsid="000794fd" style:font-style-asian="normal" style:font-style-complex="normal"/>
    </style:style>
    <style:style style:name="P27" style:family="paragraph" style:parent-style-name="Text_20_body">
      <style:paragraph-properties fo:line-height="150%" fo:text-align="justify" style:justify-single-word="false"/>
      <style:text-properties fo:font-style="italic" fo:font-weight="normal" officeooo:paragraph-rsid="000794fd" style:font-style-asian="italic" style:font-weight-asian="normal" style:font-style-complex="italic" style:font-weight-complex="normal"/>
    </style:style>
    <style:style style:name="P28" style:family="paragraph" style:parent-style-name="Text_20_body">
      <style:paragraph-properties fo:text-align="justify" style:justify-single-word="false"/>
      <style:text-properties fo:font-style="italic" fo:font-weight="normal" officeooo:paragraph-rsid="000794fd" style:font-style-asian="italic" style:font-weight-asian="normal" style:font-style-complex="italic" style:font-weight-complex="normal"/>
    </style:style>
    <style:style style:name="P29" style:family="paragraph" style:parent-style-name="Text_20_body">
      <style:paragraph-properties fo:line-height="150%" fo:text-align="justify" style:justify-single-word="false"/>
      <style:text-properties fo:font-style="italic" fo:font-weight="normal" officeooo:rsid="012cc367" officeooo:paragraph-rsid="000794fd" style:font-style-asian="italic" style:font-weight-asian="normal" style:font-style-complex="italic" style:font-weight-complex="normal"/>
    </style:style>
    <style:style style:name="P30" style:family="paragraph" style:parent-style-name="Text_20_body">
      <style:paragraph-properties fo:line-height="150%" fo:text-align="justify" style:justify-single-word="false"/>
      <style:text-properties fo:font-style="italic" fo:font-weight="normal" officeooo:rsid="012f1b23" officeooo:paragraph-rsid="000794fd" style:font-style-asian="italic" style:font-weight-asian="normal" style:font-style-complex="italic" style:font-weight-complex="normal"/>
    </style:style>
    <style:style style:name="P31" style:family="paragraph" style:parent-style-name="Text_20_body">
      <style:paragraph-properties fo:line-height="150%" fo:text-align="justify" style:justify-single-word="false"/>
      <style:text-properties fo:font-style="italic" fo:font-weight="normal" officeooo:rsid="0133314d" officeooo:paragraph-rsid="000794fd" style:font-style-asian="italic" style:font-weight-asian="normal" style:font-style-complex="italic" style:font-weight-complex="normal"/>
    </style:style>
    <style:style style:name="P32" style:family="paragraph" style:parent-style-name="Text_20_body">
      <style:paragraph-properties fo:line-height="150%" fo:text-align="justify" style:justify-single-word="false"/>
      <style:text-properties fo:font-style="italic" fo:font-weight="normal" officeooo:rsid="0141a538" officeooo:paragraph-rsid="000794fd" style:font-style-asian="italic" style:font-weight-asian="normal" style:font-style-complex="italic" style:font-weight-complex="normal"/>
    </style:style>
    <style:style style:name="P33" style:family="paragraph" style:parent-style-name="Text_20_body">
      <style:paragraph-properties fo:line-height="150%" fo:text-align="justify" style:justify-single-word="false"/>
      <style:text-properties fo:font-style="italic" fo:font-weight="bold" officeooo:paragraph-rsid="000794fd" style:font-style-asian="italic" style:font-weight-asian="bold" style:font-style-complex="italic" style:font-weight-complex="bold"/>
    </style:style>
    <style:style style:name="P34" style:family="paragraph" style:parent-style-name="Text_20_body">
      <style:paragraph-properties fo:line-height="150%" fo:text-align="justify" style:justify-single-word="false"/>
      <style:text-properties fo:font-style="italic" officeooo:paragraph-rsid="000794fd" style:font-style-asian="italic" style:font-style-complex="italic"/>
    </style:style>
    <style:style style:name="P35" style:family="paragraph" style:parent-style-name="Text_20_body">
      <style:text-properties fo:font-style="italic" officeooo:paragraph-rsid="000794fd" style:font-style-asian="italic" style:font-style-complex="italic"/>
    </style:style>
    <style:style style:name="P36" style:family="paragraph" style:parent-style-name="Text_20_body">
      <style:paragraph-properties fo:text-align="justify" style:justify-single-word="false"/>
      <style:text-properties fo:font-weight="normal" officeooo:paragraph-rsid="000794fd" style:font-weight-asian="normal" style:font-weight-complex="normal"/>
    </style:style>
    <style:style style:name="P37" style:family="paragraph" style:parent-style-name="Text_20_body">
      <style:paragraph-properties fo:line-height="150%" fo:text-align="justify" style:justify-single-word="false"/>
      <style:text-properties fo:font-weight="normal" officeooo:paragraph-rsid="000794fd" style:font-weight-asian="normal" style:font-weight-complex="normal"/>
    </style:style>
    <style:style style:name="P38" style:family="paragraph" style:parent-style-name="Text_20_body">
      <style:text-properties style:font-name="Times New Roman" fo:font-size="11pt" fo:font-weight="normal" officeooo:paragraph-rsid="000794fd" style:font-size-asian="11pt" style:font-weight-asian="normal" style:font-size-complex="11pt" style:font-weight-complex="normal"/>
    </style:style>
    <style:style style:name="P39" style:family="paragraph" style:parent-style-name="Text_20_body">
      <style:text-properties style:font-name="Times New Roman" fo:font-size="11pt" fo:font-style="normal" fo:font-weight="normal" officeooo:paragraph-rsid="000794fd" style:font-size-asian="11pt" style:font-style-asian="normal" style:font-weight-asian="normal" style:font-size-complex="11pt" style:font-style-complex="normal" style:font-weight-complex="normal"/>
    </style:style>
    <style:style style:name="P40" style:family="paragraph" style:parent-style-name="Text_20_body">
      <style:paragraph-properties fo:line-height="150%"/>
      <style:text-properties style:font-name="Times New Roman" fo:font-style="italic" fo:font-weight="normal" officeooo:paragraph-rsid="000794fd" style:font-style-asian="italic" style:font-weight-asian="normal" style:font-style-complex="italic" style:font-weight-complex="normal"/>
    </style:style>
    <style:style style:name="P41" style:family="paragraph" style:parent-style-name="Text_20_body">
      <style:text-properties style:font-name="Times New Roman" fo:font-style="italic" fo:font-weight="normal" officeooo:paragraph-rsid="000794fd" style:font-style-asian="italic" style:font-weight-asian="normal" style:font-style-complex="italic" style:font-weight-complex="normal"/>
    </style:style>
    <style:style style:name="P42" style:family="paragraph" style:parent-style-name="Text_20_body">
      <style:paragraph-properties fo:line-height="150%"/>
      <style:text-properties style:font-name="Times New Roman" fo:font-style="italic" fo:font-weight="bold" officeooo:paragraph-rsid="000794fd" style:font-style-asian="italic" style:font-weight-asian="bold" style:font-style-complex="italic" style:font-weight-complex="bold"/>
    </style:style>
    <style:style style:name="P43" style:family="paragraph" style:parent-style-name="Text_20_body">
      <style:text-properties style:font-name="Times New Roman" fo:font-style="italic" fo:font-weight="bold" officeooo:paragraph-rsid="000794fd" style:font-style-asian="italic" style:font-weight-asian="bold" style:font-style-complex="italic" style:font-weight-complex="bold"/>
    </style:style>
    <style:style style:name="P44" style:family="paragraph" style:parent-style-name="Text_20_body">
      <style:paragraph-properties fo:line-height="150%"/>
      <style:text-properties style:font-name="Times New Roman" fo:font-style="italic" fo:font-weight="bold" officeooo:paragraph-rsid="000794fd" style:font-style-asian="italic" style:font-weight-asian="normal" style:font-style-complex="italic" style:font-weight-complex="bold"/>
    </style:style>
    <style:style style:name="P45" style:family="paragraph" style:parent-style-name="Text_20_body">
      <style:paragraph-properties fo:line-height="150%"/>
      <style:text-properties style:font-name="Times New Roman" fo:font-style="normal" fo:font-weight="bold" officeooo:paragraph-rsid="000794fd" style:font-style-asian="normal" style:font-weight-asian="bold" style:font-style-complex="normal" style:font-weight-complex="bold"/>
    </style:style>
    <style:style style:name="P46" style:family="paragraph" style:parent-style-name="Text_20_body">
      <style:paragraph-properties fo:line-height="150%"/>
      <style:text-properties style:font-name="Times New Roman" fo:font-style="normal" fo:font-weight="normal" officeooo:paragraph-rsid="000794fd" style:font-style-asian="normal" style:font-weight-asian="normal" style:font-style-complex="normal" style:font-weight-complex="normal"/>
    </style:style>
    <style:style style:name="P47" style:family="paragraph" style:parent-style-name="Text_20_body">
      <style:paragraph-properties fo:line-height="150%" fo:text-align="justify" style:justify-single-word="false"/>
      <style:text-properties fo:font-size="14pt" fo:font-style="italic" style:text-underline-style="solid" style:text-underline-width="auto" style:text-underline-color="font-color" fo:font-weight="bold" officeooo:paragraph-rsid="000794fd" style:font-size-asian="14pt" style:font-style-asian="italic" style:font-weight-asian="bold" style:font-size-complex="14pt" style:font-style-complex="italic" style:font-weight-complex="bold"/>
    </style:style>
    <style:style style:name="P48" style:family="paragraph" style:parent-style-name="Text_20_body">
      <style:text-properties fo:font-size="14pt" fo:font-style="italic" style:text-underline-style="solid" style:text-underline-width="auto" style:text-underline-color="font-color" fo:font-weight="bold" officeooo:paragraph-rsid="000794fd" style:font-size-asian="12.25pt" style:font-style-asian="italic" style:font-weight-asian="bold" style:font-size-complex="14pt" style:font-style-complex="italic" style:font-weight-complex="bold"/>
    </style:style>
    <style:style style:name="P49" style:family="paragraph" style:parent-style-name="Text_20_body">
      <style:text-properties fo:font-size="11pt" fo:font-style="italic" style:text-underline-style="solid" style:text-underline-width="auto" style:text-underline-color="font-color" fo:font-weight="bold" officeooo:paragraph-rsid="000794fd" style:font-size-asian="9.60000038146973pt" style:font-style-asian="italic" style:font-weight-asian="bold" style:font-size-complex="11pt" style:font-style-complex="italic" style:font-weight-complex="bold"/>
    </style:style>
    <style:style style:name="P50" style:family="paragraph" style:parent-style-name="Text_20_body">
      <style:text-properties officeooo:paragraph-rsid="000794fd"/>
    </style:style>
    <style:style style:name="P51" style:family="paragraph" style:parent-style-name="Text_20_body" style:list-style-name="L1">
      <style:paragraph-properties fo:line-height="150%" fo:text-align="justify" style:justify-single-word="false"/>
      <style:text-properties officeooo:paragraph-rsid="000794fd"/>
    </style:style>
    <style:style style:name="P52" style:family="paragraph" style:parent-style-name="Text_20_body">
      <style:paragraph-properties fo:line-height="150%"/>
      <style:text-properties officeooo:paragraph-rsid="000794fd"/>
    </style:style>
    <style:style style:name="P53" style:family="paragraph" style:parent-style-name="Text_20_body">
      <style:paragraph-properties fo:line-height="150%"/>
      <style:text-properties officeooo:paragraph-rsid="0007c272"/>
    </style:style>
    <style:style style:name="P54" style:family="paragraph" style:parent-style-name="Text_20_body" style:list-style-name="L2">
      <style:paragraph-properties fo:margin-left="0in" fo:margin-right="0in" fo:line-height="150%" fo:text-align="justify" style:justify-single-word="false" fo:text-indent="0in" style:auto-text-indent="false"/>
      <style:text-properties officeooo:paragraph-rsid="000794fd"/>
    </style:style>
    <style:style style:name="P55" style:family="paragraph" style:parent-style-name="Text_20_body" style:list-style-name="L2">
      <style:paragraph-properties fo:margin-left="0in" fo:margin-right="0in" fo:line-height="150%" fo:text-align="justify" style:justify-single-word="false" fo:text-indent="0in" style:auto-text-indent="false"/>
      <style:text-properties style:font-name="Times New Roman" fo:font-style="italic" officeooo:paragraph-rsid="000794fd" style:font-style-asian="italic" style:font-style-complex="italic"/>
    </style:style>
    <style:style style:name="P56" style:family="paragraph" style:parent-style-name="Text_20_body" style:list-style-name="L3">
      <style:paragraph-properties fo:margin-left="0in" fo:margin-right="0in" fo:line-height="150%" fo:text-align="justify" style:justify-single-word="false" fo:text-indent="0in" style:auto-text-indent="false"/>
      <style:text-properties fo:font-style="normal" fo:font-weight="normal" officeooo:paragraph-rsid="000794fd" style:font-style-asian="normal" style:font-weight-asian="normal" style:font-style-complex="normal" style:font-weight-complex="normal"/>
    </style:style>
    <style:style style:name="P57" style:family="paragraph" style:parent-style-name="Preformatted_20_Text">
      <style:text-properties officeooo:rsid="000794fd" officeooo:paragraph-rsid="000794fd"/>
    </style:style>
    <style:style style:name="P58" style:family="paragraph" style:parent-style-name="Heading_20_2">
      <style:paragraph-properties fo:text-align="justify" style:justify-single-word="false"/>
      <style:text-properties style:font-name="Times New Roman" fo:font-style="normal" fo:font-weight="normal" officeooo:paragraph-rsid="000794fd" style:font-style-asian="normal" style:font-weight-asian="normal" style:font-style-complex="normal" style:font-weight-complex="normal"/>
    </style:style>
    <style:style style:name="P59" style:family="paragraph" style:parent-style-name="Heading_20_2">
      <style:paragraph-properties fo:line-height="150%"/>
      <style:text-properties style:font-name="Times New Roman" officeooo:paragraph-rsid="000794fd"/>
    </style:style>
    <style:style style:name="P60" style:family="paragraph" style:parent-style-name="Heading_20_2">
      <style:text-properties fo:font-style="normal" officeooo:paragraph-rsid="000794fd" style:font-style-asian="normal" style:font-style-complex="normal"/>
    </style:style>
    <style:style style:name="P61" style:family="paragraph" style:parent-style-name="Heading_20_2">
      <style:paragraph-properties fo:text-align="justify" style:justify-single-word="false"/>
      <style:text-properties fo:font-style="normal" officeooo:paragraph-rsid="000794fd" style:font-style-asian="normal" style:font-style-complex="normal"/>
    </style:style>
    <style:style style:name="P62" style:family="paragraph" style:parent-style-name="Heading_20_2">
      <style:paragraph-properties fo:margin-left="0in" fo:margin-right="0in" fo:line-height="150%" fo:text-indent="0in" style:auto-text-indent="false"/>
      <style:text-properties style:font-name="Times New Roman" officeooo:paragraph-rsid="000794fd"/>
    </style:style>
    <style:style style:name="P63" style:family="paragraph" style:parent-style-name="Heading_20_1">
      <style:text-properties style:font-name="Times New Roman" officeooo:paragraph-rsid="000794fd"/>
    </style:style>
    <style:style style:name="T1" style:family="text">
      <style:text-properties style:font-name="Times New Roman"/>
    </style:style>
    <style:style style:name="T2" style:family="text">
      <style:text-properties style:font-name="Times New Roman" fo:font-style="italic" style:font-style-asian="italic" style:font-style-complex="italic"/>
    </style:style>
    <style:style style:name="T3" style:family="text">
      <style:text-properties style:font-name="Times New Roman" fo:font-style="italic" officeooo:rsid="00decca2" style:font-style-asian="italic" style:font-style-complex="italic"/>
    </style:style>
    <style:style style:name="T4" style:family="text">
      <style:text-properties style:font-name="Times New Roman" fo:font-style="italic" officeooo:rsid="016c8573" style:font-style-asian="italic" style:font-style-complex="italic"/>
    </style:style>
    <style:style style:name="T5" style:family="text">
      <style:text-properties style:font-name="Times New Roman" fo:font-style="italic" officeooo:rsid="016d179f" style:font-style-asian="italic" style:font-style-complex="italic"/>
    </style:style>
    <style:style style:name="T6" style:family="text">
      <style:text-properties style:font-name="Times New Roman" fo:font-style="italic" officeooo:rsid="0112b7eb" style:font-style-asian="italic" style:font-style-complex="italic"/>
    </style:style>
    <style:style style:name="T7" style:family="text">
      <style:text-properties style:font-name="Times New Roman" fo:font-style="italic" officeooo:rsid="0103c89a" style:font-style-asian="italic" style:font-style-complex="italic" style:font-weight-complex="bold"/>
    </style:style>
    <style:style style:name="T8" style:family="text">
      <style:text-properties style:font-name="Times New Roman" fo:font-style="italic" officeooo:rsid="0103c89a" style:font-style-asian="italic" style:font-style-complex="italic"/>
    </style:style>
    <style:style style:name="T9" style:family="text">
      <style:text-properties style:font-name="Times New Roman" fo:font-style="italic" fo:font-weight="bold" officeooo:rsid="00decca2" style:font-style-asian="italic" style:font-weight-asian="bold" style:font-style-complex="italic" style:font-weight-complex="bold"/>
    </style:style>
    <style:style style:name="T10" style:family="text">
      <style:text-properties style:font-name="Times New Roman" fo:font-style="italic" fo:font-weight="bold" officeooo:rsid="010f9a8b" style:font-style-asian="italic" style:font-weight-asian="bold" style:font-style-complex="italic" style:font-weight-complex="bold"/>
    </style:style>
    <style:style style:name="T11" style:family="text">
      <style:text-properties style:font-name="Times New Roman" fo:font-style="italic" fo:font-weight="bold" officeooo:rsid="0103c89a" style:font-style-asian="italic" style:font-weight-asian="bold" style:font-style-complex="italic" style:font-weight-complex="bold"/>
    </style:style>
    <style:style style:name="T12" style:family="text">
      <style:text-properties style:font-name="Times New Roman" fo:font-style="italic" fo:font-weight="normal" officeooo:rsid="00decca2" style:font-style-asian="italic" style:font-weight-asian="normal" style:font-style-complex="italic" style:font-weight-complex="normal"/>
    </style:style>
    <style:style style:name="T13" style:family="text">
      <style:text-properties style:font-name="Times New Roman" fo:font-style="italic" fo:font-weight="normal" officeooo:rsid="00df2c52" style:font-style-asian="italic" style:font-weight-asian="normal" style:font-style-complex="italic" style:font-weight-complex="normal"/>
    </style:style>
    <style:style style:name="T14" style:family="text">
      <style:text-properties style:font-name="Times New Roman" fo:font-style="italic" fo:font-weight="normal" officeooo:rsid="00e084fd" style:font-style-asian="italic" style:font-weight-asian="normal" style:font-style-complex="italic" style:font-weight-complex="normal"/>
    </style:style>
    <style:style style:name="T15" style:family="text">
      <style:text-properties style:font-name="Times New Roman" fo:font-style="normal" fo:font-weight="normal" officeooo:rsid="00a5587a" style:font-style-asian="normal" style:font-weight-asian="normal" style:font-style-complex="normal" style:font-weight-complex="normal"/>
    </style:style>
    <style:style style:name="T16" style:family="text">
      <style:text-properties style:font-name="Times New Roman" fo:font-style="normal" fo:font-weight="normal" officeooo:rsid="00decca2" style:font-style-asian="normal" style:font-weight-asian="normal" style:font-style-complex="normal" style:font-weight-complex="normal"/>
    </style:style>
    <style:style style:name="T17" style:family="text">
      <style:text-properties style:font-name="Times New Roman" fo:font-style="normal" fo:font-weight="normal" officeooo:rsid="00df2c52" style:font-style-asian="normal" style:font-weight-asian="normal" style:font-style-complex="normal" style:font-weight-complex="normal"/>
    </style:style>
    <style:style style:name="T18" style:family="text">
      <style:text-properties style:font-name="Times New Roman" fo:font-style="normal" fo:font-weight="normal" officeooo:rsid="00e084fd" style:font-style-asian="normal" style:font-weight-asian="normal" style:font-style-complex="normal" style:font-weight-complex="normal"/>
    </style:style>
    <style:style style:name="T19" style:family="text">
      <style:text-properties style:font-name="Times New Roman" fo:font-style="normal" fo:font-weight="normal" officeooo:rsid="016df708" style:font-style-asian="normal" style:font-weight-asian="normal" style:font-style-complex="normal" style:font-weight-complex="normal"/>
    </style:style>
    <style:style style:name="T20" style:family="text">
      <style:text-properties style:font-name="Times New Roman" fo:font-style="normal" officeooo:rsid="00decca2" style:font-style-asian="normal" style:font-style-complex="normal"/>
    </style:style>
    <style:style style:name="T21" style:family="text">
      <style:text-properties style:font-name="Times New Roman" fo:font-style="normal" officeooo:rsid="016c8573" style:font-style-asian="normal" style:font-style-complex="normal"/>
    </style:style>
    <style:style style:name="T22" style:family="text">
      <style:text-properties style:font-name="Times New Roman" fo:font-style="normal" officeooo:rsid="016ff421" style:font-style-asian="normal" style:font-style-complex="normal"/>
    </style:style>
    <style:style style:name="T23" style:family="text">
      <style:text-properties style:font-name="Times New Roman" fo:font-style="normal" officeooo:rsid="0112b7eb" style:font-style-asian="normal" style:font-style-complex="normal"/>
    </style:style>
    <style:style style:name="T24" style:family="text">
      <style:text-properties style:font-name="Times New Roman" officeooo:rsid="00decca2"/>
    </style:style>
    <style:style style:name="T25" style:family="text">
      <style:text-properties style:font-name="Times New Roman" officeooo:rsid="016a9423"/>
    </style:style>
    <style:style style:name="T26" style:family="text">
      <style:text-properties style:font-name="Times New Roman" officeooo:rsid="016c8573"/>
    </style:style>
    <style:style style:name="T27" style:family="text">
      <style:text-properties style:font-name="Times New Roman" fo:font-weight="bold" style:font-weight-asian="bold" style:font-weight-complex="bold"/>
    </style:style>
    <style:style style:name="T28" style:family="text">
      <style:text-properties style:font-name="Times New Roman" fo:font-weight="bold" officeooo:rsid="016c8573" style:font-weight-asian="bold" style:font-weight-complex="bold"/>
    </style:style>
    <style:style style:name="T29" style:family="text">
      <style:text-properties style:font-name="Times New Roman" fo:font-weight="bold" officeooo:rsid="016eda78" style:font-weight-asian="bold" style:font-weight-complex="bold"/>
    </style:style>
    <style:style style:name="T30" style:family="text">
      <style:text-properties style:font-name="Times New Roman" fo:font-weight="bold" officeooo:rsid="0103c89a" style:font-weight-asian="bold" style:font-weight-complex="bold"/>
    </style:style>
    <style:style style:name="T31" style:family="text">
      <style:text-properties style:font-name="Times New Roman" fo:font-weight="bold" officeooo:rsid="01072359" style:font-weight-asian="bold" style:font-weight-complex="bold"/>
    </style:style>
    <style:style style:name="T32" style:family="text">
      <style:text-properties style:font-name="Times New Roman" fo:font-weight="bold" officeooo:rsid="011a4c1d" style:font-weight-asian="bold" style:font-weight-complex="bold"/>
    </style:style>
    <style:style style:name="T33" style:family="text">
      <style:text-properties style:font-name="Times New Roman" fo:font-weight="bold" officeooo:rsid="0175b552" style:font-weight-asian="bold" style:font-weight-complex="bold"/>
    </style:style>
    <style:style style:name="T34" style:family="text">
      <style:text-properties style:font-name="Times New Roman" fo:font-weight="bold" officeooo:rsid="0007c272" style:font-weight-asian="bold" style:font-weight-complex="bold"/>
    </style:style>
    <style:style style:name="T35" style:family="text">
      <style:text-properties style:font-name="Times New Roman" fo:font-weight="bold" officeooo:rsid="01054fea" style:font-style-asian="italic" style:font-weight-asian="bold" style:font-style-complex="italic" style:font-weight-complex="bold"/>
    </style:style>
    <style:style style:name="T36" style:family="text">
      <style:text-properties style:font-name="Times New Roman" officeooo:rsid="016eda78"/>
    </style:style>
    <style:style style:name="T37" style:family="text">
      <style:text-properties style:font-name="Times New Roman" officeooo:rsid="01711875"/>
    </style:style>
    <style:style style:name="T38" style:family="text">
      <style:text-properties style:font-name="Times New Roman" officeooo:rsid="01722861"/>
    </style:style>
    <style:style style:name="T39" style:family="text">
      <style:text-properties style:font-name="Times New Roman" officeooo:rsid="0112b7eb"/>
    </style:style>
    <style:style style:name="T40" style:family="text">
      <style:text-properties style:font-name="Times New Roman" officeooo:rsid="0112da7e"/>
    </style:style>
    <style:style style:name="T41" style:family="text">
      <style:text-properties style:font-name="Times New Roman" fo:font-size="11pt" fo:font-weight="normal" officeooo:rsid="00845569" style:font-size-asian="11pt" style:font-weight-asian="normal" style:font-size-complex="11pt" style:font-weight-complex="normal"/>
    </style:style>
    <style:style style:name="T42" style:family="text">
      <style:text-properties style:font-name="Times New Roman" fo:font-size="11pt" fo:font-style="italic" fo:font-weight="normal" officeooo:rsid="00845569" style:font-size-asian="11pt" style:font-style-asian="italic" style:font-weight-asian="normal" style:font-size-complex="11pt" style:font-style-complex="italic" style:font-weight-complex="normal"/>
    </style:style>
    <style:style style:name="T43" style:family="text">
      <style:text-properties style:font-name="Times New Roman" fo:font-size="11pt" fo:font-style="normal" fo:font-weight="normal" officeooo:rsid="00845569" style:font-size-asian="11pt" style:font-style-asian="normal" style:font-weight-asian="normal" style:font-size-complex="11pt" style:font-style-complex="normal" style:font-weight-complex="normal"/>
    </style:style>
    <style:style style:name="T44" style:family="text">
      <style:text-properties style:font-name="Times New Roman" fo:font-size="11pt" fo:font-style="normal" fo:font-weight="normal" officeooo:rsid="0115db51" style:font-size-asian="11pt" style:font-style-asian="normal" style:font-weight-asian="normal" style:font-size-complex="11pt" style:font-style-complex="normal" style:font-weight-complex="normal"/>
    </style:style>
    <style:style style:name="T45" style:family="text">
      <style:text-properties style:font-name="Times New Roman" officeooo:rsid="011a4c1d"/>
    </style:style>
    <style:style style:name="T46" style:family="text">
      <style:text-properties style:font-name="Times New Roman" officeooo:rsid="0103c89a"/>
    </style:style>
    <style:style style:name="T47" style:family="text">
      <style:text-properties style:font-name="Times New Roman" officeooo:rsid="01072359" style:font-weight-complex="bold"/>
    </style:style>
    <style:style style:name="T48" style:family="text">
      <style:text-properties style:font-name="Times New Roman" officeooo:rsid="01072359"/>
    </style:style>
    <style:style style:name="T49" style:family="text">
      <style:text-properties style:font-name="Times New Roman" officeooo:rsid="01054fea"/>
    </style:style>
    <style:style style:name="T50" style:family="text">
      <style:text-properties style:font-name="Times New Roman" officeooo:rsid="0175b552"/>
    </style:style>
    <style:style style:name="T51" style:family="text">
      <style:text-properties style:font-name="Times New Roman" fo:font-weight="normal" officeooo:rsid="0175b552" style:font-weight-asian="normal" style:font-weight-complex="normal"/>
    </style:style>
    <style:style style:name="T52" style:family="text">
      <style:text-properties style:font-name="Times New Roman" style:text-underline-style="solid" style:text-underline-width="auto" style:text-underline-color="font-color" fo:font-weight="bold" officeooo:rsid="0007c272" style:font-weight-asian="bold" style:font-weight-complex="bold"/>
    </style:style>
    <style:style style:name="T53" style:family="text">
      <style:text-properties officeooo:rsid="00e3ad32"/>
    </style:style>
    <style:style style:name="T54" style:family="text">
      <style:text-properties officeooo:rsid="007d53ca"/>
    </style:style>
    <style:style style:name="T55" style:family="text">
      <style:text-properties fo:font-weight="bold" officeooo:rsid="007d53ca" style:font-weight-asian="bold" style:font-weight-complex="bold"/>
    </style:style>
    <style:style style:name="T56" style:family="text">
      <style:text-properties fo:font-weight="bold" officeooo:rsid="007db789" style:font-weight-asian="bold" style:font-weight-complex="bold"/>
    </style:style>
    <style:style style:name="T57" style:family="text">
      <style:text-properties fo:font-weight="bold" officeooo:rsid="016990fe" style:font-weight-asian="bold" style:font-weight-complex="bold"/>
    </style:style>
    <style:style style:name="T58" style:family="text">
      <style:text-properties fo:font-weight="bold" officeooo:rsid="0103c89a" style:font-weight-asian="bold" style:font-weight-complex="bold"/>
    </style:style>
    <style:style style:name="T59" style:family="text">
      <style:text-properties fo:font-weight="bold" officeooo:rsid="01054fea" style:font-weight-asian="bold" style:font-weight-complex="bold"/>
    </style:style>
    <style:style style:name="T60" style:family="text">
      <style:text-properties fo:font-weight="normal" style:font-weight-asian="normal" style:font-weight-complex="normal"/>
    </style:style>
    <style:style style:name="T61" style:family="text">
      <style:text-properties fo:font-weight="normal" officeooo:rsid="007d53ca" style:font-weight-asian="normal" style:font-weight-complex="normal"/>
    </style:style>
    <style:style style:name="T62" style:family="text">
      <style:text-properties fo:font-weight="normal" officeooo:rsid="007e226e" style:font-weight-asian="normal" style:font-weight-complex="normal"/>
    </style:style>
    <style:style style:name="T63" style:family="text">
      <style:text-properties fo:font-weight="normal" officeooo:rsid="00e3ad32" style:font-weight-asian="normal" style:font-weight-complex="normal"/>
    </style:style>
    <style:style style:name="T64" style:family="text">
      <style:text-properties fo:font-weight="normal" officeooo:rsid="007db789" style:font-weight-asian="normal" style:font-weight-complex="normal"/>
    </style:style>
    <style:style style:name="T65" style:family="text">
      <style:text-properties fo:font-weight="normal" officeooo:rsid="016990fe" style:font-weight-asian="normal" style:font-weight-complex="normal"/>
    </style:style>
    <style:style style:name="T66" style:family="text">
      <style:text-properties fo:font-weight="normal" officeooo:rsid="012949bf" style:font-weight-asian="normal" style:font-weight-complex="normal"/>
    </style:style>
    <style:style style:name="T67" style:family="text">
      <style:text-properties fo:font-weight="normal" officeooo:rsid="012cc367" style:font-weight-asian="normal" style:font-weight-complex="normal"/>
    </style:style>
    <style:style style:name="T68" style:family="text">
      <style:text-properties fo:font-weight="normal" officeooo:rsid="012f1b23" style:font-weight-asian="normal" style:font-weight-complex="normal"/>
    </style:style>
    <style:style style:name="T69" style:family="text">
      <style:text-properties fo:font-weight="normal" officeooo:rsid="0132998b" style:font-weight-asian="normal" style:font-weight-complex="normal"/>
    </style:style>
    <style:style style:name="T70" style:family="text">
      <style:text-properties fo:font-weight="normal" officeooo:rsid="01345255" style:font-weight-asian="normal" style:font-weight-complex="normal"/>
    </style:style>
    <style:style style:name="T71" style:family="text">
      <style:text-properties fo:font-weight="normal" officeooo:rsid="01466991" style:font-weight-asian="normal" style:font-weight-complex="normal"/>
    </style:style>
    <style:style style:name="T72" style:family="text">
      <style:text-properties fo:font-weight="normal" officeooo:rsid="014a513e" style:font-weight-asian="normal" style:font-weight-complex="normal"/>
    </style:style>
    <style:style style:name="T73" style:family="text">
      <style:text-properties fo:font-style="italic" fo:font-weight="normal" officeooo:rsid="007e226e" style:font-style-asian="italic" style:font-weight-asian="normal" style:font-style-complex="italic" style:font-weight-complex="normal"/>
    </style:style>
    <style:style style:name="T74" style:family="text">
      <style:text-properties fo:font-style="italic" fo:font-weight="normal" officeooo:rsid="00e3f5c1" style:font-style-asian="italic" style:font-weight-asian="normal" style:font-style-complex="italic" style:font-weight-complex="normal"/>
    </style:style>
    <style:style style:name="T75" style:family="text">
      <style:text-properties fo:font-style="italic" fo:font-weight="normal" officeooo:rsid="007fa8e8" style:font-style-asian="italic" style:font-weight-asian="normal" style:font-style-complex="italic" style:font-weight-complex="normal"/>
    </style:style>
    <style:style style:name="T76" style:family="text">
      <style:text-properties fo:font-style="italic" fo:font-weight="normal" officeooo:rsid="007db789" style:font-style-asian="italic" style:font-weight-asian="normal" style:font-style-complex="italic" style:font-weight-complex="normal"/>
    </style:style>
    <style:style style:name="T77" style:family="text">
      <style:text-properties fo:font-style="italic" fo:font-weight="normal" officeooo:rsid="0103c89a" style:font-style-asian="italic" style:font-weight-asian="normal" style:font-style-complex="italic" style:font-weight-complex="normal"/>
    </style:style>
    <style:style style:name="T78" style:family="text">
      <style:text-properties fo:font-style="italic" fo:font-weight="normal" officeooo:rsid="012003bf" style:font-style-asian="italic" style:font-weight-asian="normal" style:font-style-complex="italic" style:font-weight-complex="normal"/>
    </style:style>
    <style:style style:name="T79" style:family="text">
      <style:text-properties fo:font-style="italic" style:font-style-asian="italic" style:font-style-complex="italic"/>
    </style:style>
    <style:style style:name="T80" style:family="text">
      <style:text-properties fo:font-style="italic" officeooo:rsid="0115db51" style:font-style-asian="italic" style:font-style-complex="italic"/>
    </style:style>
    <style:style style:name="T81" style:family="text">
      <style:text-properties fo:font-style="italic" officeooo:rsid="00e44946" style:font-style-asian="italic" style:font-style-complex="italic"/>
    </style:style>
    <style:style style:name="T82" style:family="text">
      <style:text-properties fo:font-style="italic" officeooo:rsid="00e615d9" style:font-style-asian="italic" style:font-style-complex="italic"/>
    </style:style>
    <style:style style:name="T83" style:family="text">
      <style:text-properties fo:font-style="italic" officeooo:rsid="0103c89a" style:font-style-asian="italic" style:font-style-complex="italic"/>
    </style:style>
    <style:style style:name="T84" style:family="text">
      <style:text-properties fo:font-style="italic" officeooo:rsid="011ce4ad" style:font-style-asian="italic" style:font-style-complex="italic"/>
    </style:style>
    <style:style style:name="T85" style:family="text">
      <style:text-properties fo:font-style="italic" officeooo:rsid="0141a538" style:font-style-asian="italic" style:font-style-complex="italic"/>
    </style:style>
    <style:style style:name="T86" style:family="text">
      <style:text-properties fo:font-style="italic" officeooo:rsid="013fb416" style:font-style-asian="italic" style:font-style-complex="italic"/>
    </style:style>
    <style:style style:name="T87" style:family="text">
      <style:text-properties fo:font-style="italic" fo:font-weight="bold" officeooo:rsid="0103c89a" style:font-style-asian="italic" style:font-weight-asian="bold" style:font-style-complex="italic" style:font-weight-complex="bold"/>
    </style:style>
    <style:style style:name="T88" style:family="text">
      <style:text-properties fo:font-style="italic" fo:font-weight="bold" officeooo:rsid="01054fea" style:font-style-asian="italic" style:font-weight-asian="bold" style:font-style-complex="italic" style:font-weight-complex="bold"/>
    </style:style>
    <style:style style:name="T89" style:family="text">
      <style:text-properties fo:font-style="italic" fo:font-weight="bold" officeooo:rsid="012003bf" style:font-style-asian="italic" style:font-weight-asian="bold" style:font-style-complex="italic" style:font-weight-complex="bold"/>
    </style:style>
    <style:style style:name="T90" style:family="text">
      <style:text-properties fo:font-style="italic" fo:font-weight="bold" officeooo:rsid="0143f7c5" style:font-style-asian="italic" style:font-weight-asian="bold" style:font-style-complex="italic" style:font-weight-complex="bold"/>
    </style:style>
    <style:style style:name="T91" style:family="text">
      <style:text-properties fo:font-style="normal" fo:font-weight="normal" officeooo:rsid="007e226e" style:font-style-asian="normal" style:font-weight-asian="normal" style:font-style-complex="normal" style:font-weight-complex="normal"/>
    </style:style>
    <style:style style:name="T92" style:family="text">
      <style:text-properties fo:font-style="normal" fo:font-weight="normal" officeooo:rsid="00e3f5c1" style:font-style-asian="normal" style:font-weight-asian="normal" style:font-style-complex="normal" style:font-weight-complex="normal"/>
    </style:style>
    <style:style style:name="T93" style:family="text">
      <style:text-properties fo:font-style="normal" fo:font-weight="normal" officeooo:rsid="0167cf46" style:font-style-asian="normal" style:font-weight-asian="normal" style:font-style-complex="normal" style:font-weight-complex="normal"/>
    </style:style>
    <style:style style:name="T94" style:family="text">
      <style:text-properties fo:font-style="normal" fo:font-weight="normal" officeooo:rsid="007fa8e8" style:font-style-asian="normal" style:font-weight-asian="normal" style:font-style-complex="normal" style:font-weight-complex="normal"/>
    </style:style>
    <style:style style:name="T95" style:family="text">
      <style:text-properties fo:font-style="normal" fo:font-weight="normal" officeooo:rsid="011e475e" style:font-style-asian="normal" style:font-weight-asian="normal" style:font-style-complex="normal" style:font-weight-complex="normal"/>
    </style:style>
    <style:style style:name="T96" style:family="text">
      <style:text-properties fo:font-style="normal" fo:font-weight="normal" officeooo:rsid="012003bf" style:font-style-asian="normal" style:font-weight-asian="normal" style:font-style-complex="normal" style:font-weight-complex="normal"/>
    </style:style>
    <style:style style:name="T97" style:family="text">
      <style:text-properties fo:font-style="normal" fo:font-weight="normal" officeooo:rsid="01218215" style:font-style-asian="normal" style:font-weight-asian="normal" style:font-style-complex="normal" style:font-weight-complex="normal"/>
    </style:style>
    <style:style style:name="T98" style:family="text">
      <style:text-properties fo:font-style="normal" fo:font-weight="normal" officeooo:rsid="012949bf" style:font-style-asian="normal" style:font-weight-asian="normal" style:font-style-complex="normal" style:font-weight-complex="normal"/>
    </style:style>
    <style:style style:name="T99" style:family="text">
      <style:text-properties fo:font-style="normal" fo:font-weight="normal" officeooo:rsid="012cc367" style:font-style-asian="normal" style:font-weight-asian="normal" style:font-style-complex="normal" style:font-weight-complex="normal"/>
    </style:style>
    <style:style style:name="T100" style:family="text">
      <style:text-properties fo:font-style="normal" fo:font-weight="bold" officeooo:rsid="007e226e" style:font-style-asian="normal" style:font-weight-asian="bold" style:font-style-complex="normal" style:font-weight-complex="bold"/>
    </style:style>
    <style:style style:name="T101" style:family="text">
      <style:text-properties fo:font-style="normal" fo:font-weight="bold" officeooo:rsid="007fa8e8" style:font-style-asian="normal" style:font-weight-asian="bold" style:font-style-complex="normal" style:font-weight-complex="bold"/>
    </style:style>
    <style:style style:name="T102" style:family="text">
      <style:text-properties fo:font-style="normal" officeooo:rsid="0115db51" style:font-style-asian="normal" style:font-style-complex="normal"/>
    </style:style>
    <style:style style:name="T103" style:family="text">
      <style:text-properties fo:font-style="normal" officeooo:rsid="00e44946" style:font-style-asian="normal" style:font-style-complex="normal"/>
    </style:style>
    <style:style style:name="T104" style:family="text">
      <style:text-properties fo:font-style="normal" officeooo:rsid="00e615d9" style:font-style-asian="normal" style:font-style-complex="normal"/>
    </style:style>
    <style:style style:name="T105" style:family="text">
      <style:text-properties fo:font-style="normal" officeooo:rsid="011ce4ad" style:font-style-asian="normal" style:font-style-complex="normal"/>
    </style:style>
    <style:style style:name="T106" style:family="text">
      <style:text-properties fo:font-style="normal" officeooo:rsid="011e475e" style:font-style-asian="normal" style:font-style-complex="normal"/>
    </style:style>
    <style:style style:name="T107" style:family="text">
      <style:text-properties officeooo:rsid="01179ea3"/>
    </style:style>
    <style:style style:name="T108" style:family="text">
      <style:text-properties officeooo:rsid="010f9a8b"/>
    </style:style>
    <style:style style:name="T109" style:family="text">
      <style:text-properties officeooo:rsid="0115db51"/>
    </style:style>
    <style:style style:name="T110" style:family="text">
      <style:text-properties officeooo:rsid="00e44946"/>
    </style:style>
    <style:style style:name="T111" style:family="text">
      <style:text-properties officeooo:rsid="0103191d"/>
    </style:style>
    <style:style style:name="T112" style:family="text">
      <style:text-properties officeooo:rsid="01c53589"/>
    </style:style>
    <style:style style:name="T113" style:family="text">
      <style:text-properties officeooo:rsid="00e615d9"/>
    </style:style>
    <style:style style:name="T114" style:family="text">
      <style:text-properties officeooo:rsid="00e76b8f"/>
    </style:style>
    <style:style style:name="T115" style:family="text">
      <style:text-properties officeooo:rsid="0103c89a"/>
    </style:style>
    <style:style style:name="T116" style:family="text">
      <style:text-properties officeooo:rsid="01054fea"/>
    </style:style>
    <style:style style:name="T117" style:family="text">
      <style:text-properties officeooo:rsid="0143f7c5"/>
    </style:style>
    <style:style style:name="T118" style:family="text">
      <style:text-properties officeooo:rsid="012bc5e8"/>
    </style:style>
    <style:style style:name="T119" style:family="text">
      <style:text-properties officeooo:rsid="012ee2ce"/>
    </style:style>
    <style:style style:name="T120" style:family="text">
      <style:text-properties officeooo:rsid="012f1b23"/>
    </style:style>
    <style:style style:name="T121" style:family="text">
      <style:text-properties officeooo:rsid="0133314d"/>
    </style:style>
    <style:style style:name="T122" style:family="text">
      <style:text-properties officeooo:rsid="01345255"/>
    </style:style>
    <style:style style:name="T123" style:family="text">
      <style:text-properties officeooo:rsid="013ae413"/>
    </style:style>
    <style:style style:name="T124" style:family="text">
      <style:text-properties officeooo:rsid="0137ecaf"/>
    </style:style>
    <style:style style:name="T125" style:family="text">
      <style:text-properties officeooo:rsid="013fb416"/>
    </style:style>
    <style:style style:name="T126" style:family="text">
      <style:text-properties officeooo:rsid="01466991"/>
    </style:style>
    <style:style style:name="T127" style:family="text">
      <style:text-properties officeooo:rsid="014e1c0b"/>
    </style:style>
    <style:style style:name="T128" style:family="text">
      <style:text-properties officeooo:rsid="01466991" style:font-weight-asian="normal"/>
    </style:style>
    <style:style style:name="T129" style:family="text">
      <style:text-properties officeooo:rsid="014ffb9a" style:font-weight-asian="normal"/>
    </style:style>
    <style:style style:name="T130" style:family="text">
      <style:text-properties officeooo:rsid="01481bad"/>
    </style:style>
    <style:style style:name="T131" style:family="text">
      <style:text-properties officeooo:rsid="014a513e"/>
    </style:style>
    <style:style style:name="T132" style:family="text">
      <style:text-properties officeooo:rsid="014b8436"/>
    </style:style>
    <style:style style:name="T133" style:family="text">
      <style:text-properties officeooo:rsid="0173ed2c"/>
    </style:style>
    <style:style style:name="T134" style:family="text">
      <style:text-properties officeooo:rsid="01747a71"/>
    </style:style>
    <text:list-style style:name="L1">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1"/>
      </text:list-level-style-bullet>
      <text:list-level-style-bullet text:level="3" text:style-name="Bullet_20_Symbols" style:num-suffix="." text:bullet-char="●">
        <style:list-level-properties/>
        <style:text-properties style:font-name="StarSymbol1"/>
      </text:list-level-style-bullet>
      <text:list-level-style-bullet text:level="4" text:style-name="Bullet_20_Symbols" style:num-suffix="." text:bullet-char="●">
        <style:list-level-properties/>
        <style:text-properties style:font-name="StarSymbol1"/>
      </text:list-level-style-bullet>
      <text:list-level-style-bullet text:level="5" text:style-name="Bullet_20_Symbols" style:num-suffix="." text:bullet-char="●">
        <style:list-level-properties/>
        <style:text-properties style:font-name="StarSymbol1"/>
      </text:list-level-style-bullet>
      <text:list-level-style-bullet text:level="6" text:style-name="Bullet_20_Symbols" style:num-suffix="." text:bullet-char="●">
        <style:list-level-properties/>
        <style:text-properties style:font-name="StarSymbol1"/>
      </text:list-level-style-bullet>
      <text:list-level-style-bullet text:level="7" text:style-name="Bullet_20_Symbols" style:num-suffix="." text:bullet-char="●">
        <style:list-level-properties/>
        <style:text-properties style:font-name="StarSymbol1"/>
      </text:list-level-style-bullet>
      <text:list-level-style-bullet text:level="8" text:style-name="Bullet_20_Symbols" style:num-suffix="." text:bullet-char="●">
        <style:list-level-properties/>
        <style:text-properties style:font-name="StarSymbol1"/>
      </text:list-level-style-bullet>
      <text:list-level-style-bullet text:level="9" text:style-name="Bullet_20_Symbols" style:num-suffix="." text:bullet-char="●">
        <style:list-level-properties/>
        <style:text-properties style:font-name="StarSymbol1"/>
      </text:list-level-style-bullet>
      <text:list-level-style-bullet text:level="10" text:style-name="Bullet_20_Symbols" style:num-suffix="." text:bullet-char="●">
        <style:list-level-properties/>
        <style:text-properties style:font-name="StarSymbol1"/>
      </text:list-level-style-bullet>
    </text:list-style>
    <text:list-style style:name="L2">
      <text:list-level-style-number text:level="1" text:style-name="Numbering_20_Symbols" style:num-suffix="." style:num-format="1" text:start-value="2">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3">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1"/>
      </text:list-level-style-bullet>
      <text:list-level-style-bullet text:level="3" text:style-name="Bullet_20_Symbols" style:num-suffix="." text:bullet-char="●">
        <style:list-level-properties/>
        <style:text-properties style:font-name="StarSymbol1"/>
      </text:list-level-style-bullet>
      <text:list-level-style-bullet text:level="4" text:style-name="Bullet_20_Symbols" style:num-suffix="." text:bullet-char="●">
        <style:list-level-properties/>
        <style:text-properties style:font-name="StarSymbol1"/>
      </text:list-level-style-bullet>
      <text:list-level-style-bullet text:level="5" text:style-name="Bullet_20_Symbols" style:num-suffix="." text:bullet-char="●">
        <style:list-level-properties/>
        <style:text-properties style:font-name="StarSymbol1"/>
      </text:list-level-style-bullet>
      <text:list-level-style-bullet text:level="6" text:style-name="Bullet_20_Symbols" style:num-suffix="." text:bullet-char="●">
        <style:list-level-properties/>
        <style:text-properties style:font-name="StarSymbol1"/>
      </text:list-level-style-bullet>
      <text:list-level-style-bullet text:level="7" text:style-name="Bullet_20_Symbols" style:num-suffix="." text:bullet-char="●">
        <style:list-level-properties/>
        <style:text-properties style:font-name="StarSymbol1"/>
      </text:list-level-style-bullet>
      <text:list-level-style-bullet text:level="8" text:style-name="Bullet_20_Symbols" style:num-suffix="." text:bullet-char="●">
        <style:list-level-properties/>
        <style:text-properties style:font-name="StarSymbol1"/>
      </text:list-level-style-bullet>
      <text:list-level-style-bullet text:level="9" text:style-name="Bullet_20_Symbols" style:num-suffix="." text:bullet-char="●">
        <style:list-level-properties/>
        <style:text-properties style:font-name="StarSymbol1"/>
      </text:list-level-style-bullet>
      <text:list-level-style-bullet text:level="10" text:style-name="Bullet_20_Symbols" style:num-suffix="." text:bullet-char="●">
        <style:list-level-properties/>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3" text:outline-level="1"><text:span text:style-name="Teletype"><text:span text:style-name="T15"/></text:span></text:h>
      <text:h text:style-name="P63" text:outline-level="1"><text:bookmark-start text:name="__DdeLink__5779_380988776"/><text:bookmark text:name="Tutorial_on_Matrix_class"/>Tutorial on Matrix class</text:h>
      <text:p text:style-name="P19"><text:span text:style-name="Teletype"><text:span text:style-name="T1"/></text:span></text:p>
      <text:p text:style-name="P53"><text:span text:style-name="Teletype"><text:span text:style-name="T52">Important tip</text:span></text:span><text:span text:style-name="Teletype"><text:span text:style-name="T34">: <text:s/>Access elements of GroovyLab Matrices as Java double arrays, i.e. </text:span></text:span></text:p>
      <text:p text:style-name="P53"><text:span text:style-name="Teletype"><text:span text:style-name="T34">x = rand(4,5)</text:span></text:span></text:p>
      <text:p text:style-name="P53"><text:span text:style-name="Teletype"><text:span text:style-name="T34">x[2][3] = 23.23 <text:s/>// not x[2,3] = 23.23</text:span></text:span></text:p>
      <text:p text:style-name="P53"><text:span text:style-name="Teletype"><text:span text:style-name="T34"/></text:span></text:p>
      <text:p text:style-name="P53"><text:span text:style-name="Teletype"><text:span text:style-name="T34"/></text:span></text:p>
      <text:p text:style-name="P19"><text:span text:style-name="Teletype"><text:span text:style-name="T24">The Matrix class is very important since:</text:span></text:span></text:p>
      <text:list xml:id="list2085698782" text:style-name="L1">
        <text:list-item>
          <text:p text:style-name="P51"><text:span text:style-name="Teletype"><text:span text:style-name="T24">It provides </text:span></text:span><text:span text:style-name="Teletype"><text:span text:style-name="T9">a lot of important static operations</text:span></text:span><text:span text:style-name="Teletype"><text:span text:style-name="T24"> that cover important computational tasks, e.g. </text:span></text:span><text:span text:style-name="Teletype"><text:span text:style-name="T3">eig(), svd(), solve(), etc.</text:span></text:span><text:span text:style-name="Teletype"><text:span text:style-name="T20"> Those operations are specified both for </text:span></text:span><text:span text:style-name="Teletype"><text:span text:style-name="T3">double [][] </text:span></text:span><text:span text:style-name="Teletype"><text:span text:style-name="T20">arrays and for </text:span></text:span><text:span text:style-name="Teletype"><text:span text:style-name="T3">Matrix </text:span></text:span><text:span text:style-name="Teletype"><text:span text:style-name="T16">objects, e.g. </text:span></text:span><text:span text:style-name="Teletype"><text:span text:style-name="T12">svd(A) </text:span></text:span><text:span text:style-name="Teletype"><text:span text:style-name="T16">is defined for </text:span></text:span><text:span text:style-name="Teletype"><text:span text:style-name="T12">A </text:span></text:span><text:span text:style-name="Teletype"><text:span text:style-name="T16">both a double [][] array and </text:span></text:span><text:span text:style-name="Teletype"><text:span text:style-name="T12">A <text:s/></text:span></text:span><text:span text:style-name="Teletype"><text:span text:style-name="T17">being </text:span></text:span><text:span text:style-name="Teletype"><text:span text:style-name="T16">a <text:s/></text:span></text:span><text:span text:style-name="Teletype"><text:span text:style-name="T17">M</text:span></text:span><text:span text:style-name="Teletype"><text:span text:style-name="T16">atrix object. <text:s/></text:span></text:span><text:span text:style-name="Teletype"><text:span text:style-name="T17">Therefore by making a </text:span></text:span><text:span text:style-name="Teletype"><text:span text:style-name="T13">static import</text:span></text:span><text:span text:style-name="Teletype"><text:span text:style-name="T17"> of the </text:span></text:span><text:span text:style-name="Teletype"><text:span text:style-name="T13">Matrix </text:span></text:span><text:span text:style-name="Teletype"><text:span text:style-name="T17">class we have conveniently available a lot of useful static methods, to work with. </text:span></text:span></text:p>
        </text:list-item>
        <text:list-item>
          <text:p text:style-name="P51"><text:span text:style-name="Teletype"><text:span text:style-name="T18">The </text:span></text:span><text:span text:style-name="Teletype"><text:span text:style-name="T14">Matrix</text:span></text:span><text:span text:style-name="Teletype"><text:span text:style-name="T18"> objects are equipped with a lot of computational functionality. The usual operators are overloaded for Matrix objects, e.g. we can easily multiply Matrix </text:span></text:span><text:span text:style-name="Teletype"><text:span text:style-name="T14">A</text:span></text:span><text:span text:style-name="Teletype"><text:span text:style-name="T18"> with <text:s/></text:span></text:span><text:span text:style-name="Teletype"><text:span text:style-name="T14">B </text:span></text:span><text:span text:style-name="Teletype"><text:span text:style-name="T18">as </text:span></text:span><text:span text:style-name="Teletype"><text:span text:style-name="T14">A*B. </text:span></text:span><text:span text:style-name="Teletype"><text:span text:style-name="T18">However, in GroovyLab, using the </text:span></text:span><text:span text:style-name="Teletype"><text:span text:style-name="T14">metaprogramming </text:span></text:span><text:span text:style-name="Teletype"><text:span text:style-name="T18">facilities of Groovy, we overload operators and for the standard </text:span></text:span><text:span text:style-name="Teletype"><text:span text:style-name="T14">double[][] </text:span></text:span><text:span text:style-name="Teletype"><text:span text:style-name="T18">Java arrays, in order to work with them more elegantly. </text:span></text:span></text:p>
        </text:list-item>
      </text:list>
      <text:p text:style-name="P18"><text:span text:style-name="Teletype"><text:span text:style-name="T1">This tutorial describes by means of examples the Matrix class of GroovyLab. The Matrix class implements zero-indexed two-dimensional dense matrices in GroovySci. </text:span></text:span></text:p>
      <text:p text:style-name="P19"><text:span text:style-name="T53">To recapitulate things better, t</text:span><text:span text:style-name="T54">he <text:s/></text:span><text:span text:style-name="T55">Matrix </text:span><text:span text:style-name="T61"><text:s/>class is fundamental since:</text:span></text:p>
      <text:p text:style-name="P18"><text:span text:style-name="T61">a. <text:s text:c="2"/>it provides a lot of </text:span><text:span text:style-name="T55">mathematical operations </text:span><text:span text:style-name="T61">implemented using different <text:s/>Java libraries, for example for linear system solvers we can use either the </text:span><text:span text:style-name="T62">J</text:span><text:span text:style-name="T61">LAPACK based solvers, </text:span><text:span text:style-name="T63">the EJML, the Apache Common Maths, the Numerical Recipes, </text:span><text:span text:style-name="T61"><text:s/>the NUMAL or the JAMA one. </text:span></text:p>
      <text:p text:style-name="P18"><text:span text:style-name="T62">Some libraries as the </text:span><text:span text:style-name="T73">Apache Common Maths, </text:span><text:span text:style-name="T91"><text:s/></text:span><text:span text:style-name="T92">the </text:span><text:span text:style-name="T74">Numerical Recipes, </text:span><text:span text:style-name="T91">the </text:span><text:span text:style-name="T73">JAMA </text:span><text:span text:style-name="T91">library and the </text:span><text:span text:style-name="T73">NUMAL </text:span><text:span text:style-name="T91">library use a</text:span><text:span text:style-name="T100"> 2-D double array</text:span><text:span text:style-name="T91"> matrix representation as the GroovyLab </text:span><text:span text:style-name="T73">Matrix </text:span><text:span text:style-name="T91">class also does. </text:span><text:span text:style-name="T93">T</text:span><text:span text:style-name="T91">herefore their routines are readily accessible without any conversion. Some other libraries use different representations, for example JLAPACK uses </text:span><text:span text:style-name="T100">1-D double array</text:span><text:span text:style-name="T91">, in which the matrix storage </text:span><text:soft-page-break/><text:span text:style-name="T91">layout is in </text:span><text:span text:style-name="T101">column based order</text:span><text:span text:style-name="T94"> (i.e. Fortran like). In these cases, </text:span><text:span text:style-name="T75">O(N) </text:span><text:span text:style-name="T94">conversion routines (</text:span><text:span text:style-name="T75">N </text:span><text:span text:style-name="T94"><text:s/>the number of matrix elements) are required before using algorithms of these libraries, therefore only mathematical routines of much higher than linear complexity (e.g. matrix inversion, Singular Valued Decomposition, eigenvalue computations) can perhaps benefit from such libraries.</text:span></text:p>
      <text:p text:style-name="P20"/>
      <text:p text:style-name="P18"><text:span text:style-name="T61">b. <text:s text:c="2"/></text:span><text:span text:style-name="T64">it provides a lot of useful </text:span><text:span text:style-name="T56">static methods</text:span><text:span text:style-name="T64">, usually overloaded to work on many different types, e.g.: <text:s/></text:span></text:p>
      <text:p text:style-name="P27">Matrix <text:s/>sin(Matrix a), <text:s text:c="3"/>double [][] sin(double [][] a), double [] sin( double [] a) etc. </text:p>
      <text:p text:style-name="P25"><text:span text:style-name="T65">GroovyLab imports by default </text:span><text:span text:style-name="T57">all </text:span><text:span text:style-name="T56">the static methods </text:span><text:span text:style-name="T64">of the Matrix class before any code </text:span><text:span text:style-name="T65">is executed </text:span><text:span text:style-name="T64">with the GroovyShell. </text:span><text:span text:style-name="T65">T</text:span><text:span text:style-name="T64">herefore we can write </text:span><text:span text:style-name="T76">sin(x), </text:span><text:span text:style-name="T64">where </text:span><text:span text:style-name="T76">x </text:span><text:span text:style-name="T64">can take many possible types, e.g. </text:span><text:span text:style-name="T76">Matrix, double [][], double [], double.</text:span></text:p>
      <text:p text:style-name="P27"><text:bookmark-end text:name="__DdeLink__5779_380988776"/></text:p>
      <text:h text:style-name="P58" text:outline-level="2"/>
      <text:h text:style-name="P59" text:outline-level="2"><text:bookmark text:name="Constructors"/><text:span text:style-name="T107">Matrix </text:span>Construct<text:span text:style-name="T107">ion</text:span></text:h>
      <text:p text:style-name="P19"><text:span text:style-name="Teletype"><text:span text:style-name="T25">We can construct a </text:span></text:span><text:span text:style-name="Teletype"><text:span text:style-name="T26">matrix </text:span></text:span><text:span text:style-name="Teletype"><text:span text:style-name="T28">from its elements </text:span></text:span><text:span text:style-name="Teletype"><text:span text:style-name="T26">conveniently using any expressions with the </text:span></text:span><text:span text:style-name="Teletype"><text:span text:style-name="T4">Mat(int nrows, int ncols, double ...values) </text:span></text:span><text:span text:style-name="Teletype"><text:span text:style-name="T21">method. For example:</text:span></text:span></text:p>
      <text:p text:style-name="P19"><text:span text:style-name="Teletype"><text:span text:style-name="T4">x = 2.3; y = 8.9</text:span></text:span></text:p>
      <text:p text:style-name="P19"><text:span text:style-name="Teletype"><text:span text:style-name="T4">mxy = Mat(2,3, <text:s text:c="2"/>// </text:span></text:span><text:span text:style-name="Teletype"><text:span text:style-name="T5">a matrix of 2 rows and 3 columns</text:span></text:span></text:p>
      <text:p text:style-name="P19"><text:span text:style-name="Teletype"><text:span text:style-name="T4"><text:s text:c="3"/>x, -x*sin(x), x+tan(x),</text:span></text:span></text:p>
      <text:p text:style-name="P19"><text:span text:style-name="Teletype"><text:span text:style-name="T4"><text:s text:c="3"/>0.34*x, log(x+sin(y)), x*y*sin(x*y))</text:span></text:span></text:p>
      <text:p text:style-name="P19"><text:span text:style-name="Teletype"><text:span text:style-name="T4"/></text:span></text:p>
      <text:p text:style-name="P19"><text:span text:style-name="Teletype"><text:span text:style-name="T19">Another way to construct a matrix is usimg the constructor: </text:span></text:span></text:p>
      <text:p text:style-name="P19"><text:span text:style-name="Teletype"><text:span text:style-name="T2">Matrix(rows: Integer, cols: Integer) // Creates a Matrix of size rows, cols initialized to zeros</text:span></text:span><text:span text:style-name="T2"> </text:span></text:p>
      <text:p text:style-name="P3">For example:</text:p>
      <text:p text:style-name="P5"><text:bookmark-start text:name="__DdeLink__9569_443707396"/><text:bookmark-start text:name="__DdeLink__6142_1205527825"/><text:bookmark-start text:name="__DdeLink__1157_355628903"/><text:bookmark-start text:name="__DdeLink__5593_1000827635"/>m=new Matrix(2, 3)<text:bookmark-end text:name="__DdeLink__6142_1205527825"/><text:bookmark-end text:name="__DdeLink__1157_355628903"/><text:bookmark-end text:name="__DdeLink__5593_1000827635"/></text:p>
      <text:p text:style-name="P19"><text:span text:style-name="Teletype"><text:span text:style-name="T1"/></text:span></text:p>
      <text:p text:style-name="P18"><text:bookmark-end text:name="__DdeLink__9569_443707396"/><text:soft-page-break/><text:span text:style-name="Teletype"><text:span text:style-name="T36">We can also c</text:span></text:span><text:span text:style-name="Teletype"><text:span text:style-name="T1">onstruct a Matrix </text:span></text:span><text:span text:style-name="Teletype"><text:span text:style-name="T29">from a double [][]</text:span></text:span><text:span text:style-name="Teletype"><text:span text:style-name="T36"> </text:span></text:span><text:span text:style-name="Teletype"><text:span text:style-name="T27">array </text:span></text:span><text:span text:style-name="Teletype"><text:span text:style-name="T29">of </text:span></text:span><text:span text:style-name="Teletype"><text:span text:style-name="T27">values</text:span></text:span><text:span text:style-name="Teletype"><text:span text:style-name="T1">, </text:span></text:span><text:span text:style-name="Teletype"><text:span text:style-name="T36">with the constructor </text:span></text:span><text:span text:style-name="Teletype"><text:span text:style-name="T1"><text:s/></text:span></text:span><text:span text:style-name="Teletype"><text:span text:style-name="T2">Matrix(double [][] da ). </text:span></text:span><text:span text:style-name="Teletype"><text:span text:style-name="T22">For example:</text:span></text:span></text:p>
      <text:p text:style-name="P1"><text:bookmark-start text:name="__DdeLink__7074_1205527825"/><text:bookmark-start text:name="__DdeLink__1159_355628903"/><text:bookmark-start text:name="__DdeLink__9881_443707396"/><text:bookmark-start text:name="__DdeLink__5749_1000827635"/>dd = new double[2][4]</text:p>
      <text:p text:style-name="P1">dd[1][1]=11</text:p>
      <text:p text:style-name="P5">mdd = new Matrix(dd)<text:bookmark-end text:name="__DdeLink__5749_1000827635"/></text:p>
      <text:p text:style-name="P7"><text:bookmark-end text:name="__DdeLink__7074_1205527825"/><text:bookmark-end text:name="__DdeLink__1159_355628903"/><text:bookmark-end text:name="__DdeLink__9881_443707396"/>We can now index the 11 as:</text:p>
      <text:p text:style-name="P6"><text:bookmark-start text:name="__DdeLink__7076_1205527825"/><text:bookmark-start text:name="__DdeLink__5751_1000827635"/><text:bookmark-start text:name="__DdeLink__10037_443707396"/>eleven = mdd[1,1]<text:bookmark-end text:name="__DdeLink__7076_1205527825"/><text:bookmark-end text:name="__DdeLink__5751_1000827635"/><text:bookmark-end text:name="__DdeLink__10037_443707396"/></text:p>
      <text:p text:style-name="P4">or with direct access to the Java array as:</text:p>
      <text:p text:style-name="P6"><text:bookmark-start text:name="__DdeLink__5754_1000827635"/><text:bookmark-start text:name="__DdeLink__10039_443707396"/>elevenJava = mdd.d[1][1]<text:bookmark-end text:name="__DdeLink__10039_443707396"/></text:p>
      <text:p text:style-name="P18"><text:bookmark-end text:name="__DdeLink__5754_1000827635"/><text:span text:style-name="Teletype"><text:span text:style-name="T37">We can also construct a matrix, specifying at the same time </text:span></text:span><text:span text:style-name="Teletype"><text:span text:style-name="T1">an initial value </text:span></text:span><text:span text:style-name="Teletype"><text:span text:style-name="T38">for all of its elements. This is accomplished with the constructor</text:span></text:span><text:span text:style-name="Teletype"><text:span text:style-name="T1">, </text:span></text:span><text:span text:style-name="Teletype"><text:span text:style-name="T2">Matrix(int N, int M, double value),</text:span></text:span><text:span text:style-name="Teletype"><text:span text:style-name="T1"> <text:s/></text:span></text:span><text:span text:style-name="Teletype"><text:span text:style-name="T38">e.g.</text:span></text:span></text:p>
      <text:p text:style-name="P5"><text:bookmark-start text:name="__DdeLink__6068_1000827635"/><text:bookmark-start text:name="__DdeLink__10045_443707396"/><text:bookmark-start text:name="__DdeLink__7078_1205527825"/><text:bookmark-start text:name="__DdeLink__1161_355628903"/>m = new Matrix(6, 8, 6.8)<text:bookmark-end text:name="__DdeLink__7078_1205527825"/><text:bookmark-end text:name="__DdeLink__1161_355628903"/></text:p>
      <text:p text:style-name="P19"><text:bookmark-end text:name="__DdeLink__6068_1000827635"/><text:bookmark-end text:name="__DdeLink__10045_443707396"/><text:span text:style-name="Teletype"><text:span text:style-name="T10">Construction with specified values</text:span></text:span><text:bookmark-start text:name="__DdeLink__1165_355628903"/><text:bookmark-start text:name="__DdeLink__1163_355628903"/></text:p>
      <text:p text:style-name="P2"><text:span text:style-name="T108">We can construct a matrix using specified values in t</text:span><text:span text:style-name="T109">hree </text:span><text:span text:style-name="T108"><text:s/>ways.</text:span></text:p>
      <text:p text:style-name="P1">1. Constructing a double [][] representation then convert to Matrix, e.g.</text:p>
      <text:p text:style-name="P1"><text:bookmark-start text:name="__DdeLink__6385_1000827635"/>x = 7.7 <text:s text:c="2"/>// a value </text:p>
      <text:p text:style-name="P1"><text:bookmark-start text:name="__DdeLink__7244_1205527825"/><text:bookmark-start text:name="__DdeLink__6617_2071084271"/>md = [ [4.5*<text:span text:style-name="T108">x</text:span>, 5.6, -4<text:span text:style-name="T108">-x</text:span>], [ 4.5*<text:span text:style-name="T108">cos(x)</text:span>, 3, -3.4], [14.5, 2.2<text:span text:style-name="T108">+exp(x)</text:span>, -2.4], [ 40.5, 2.2, -3.4]] as double[][]<text:bookmark-end text:name="__DdeLink__6617_2071084271"/></text:p>
      <text:p text:style-name="P1"><text:bookmark-start text:name="__DdeLink__6622_2071084271"/>m = new Matrix(md)</text:p>
      <text:p text:style-name="P1"><text:bookmark-end text:name="__DdeLink__6385_1000827635"/></text:p>
      <text:p text:style-name="P2"/>
      <text:p text:style-name="P2"><text:bookmark-end text:name="__DdeLink__1165_355628903"/><text:bookmark-end text:name="__DdeLink__1163_355628903"/>x1 = m[0, 1] // first row, second column</text:p>
      <text:p text:style-name="P2">a = rand(30, 40) <text:s/>// a 30 rows by 40 cols random matrix</text:p>
      <text:p text:style-name="P2">x2 = a.grc(1, 2, 4, 2, 2, 10) // like MATLAB's <text:s/>a(1:2:4, 2:2:10)</text:p>
      <text:p text:style-name="P2">x3 = a.gr(1, 4) <text:s/>// like MATLAB's a(1:4, :)</text:p>
      <text:p text:style-name="P2">x4 = a.gc(1, 5) <text:s/>// column select, all rows, as MATLAB's a(:, 1:5)</text:p>
      <text:p text:style-name="P2"/>
      <text:list xml:id="list710794547" text:style-name="L2">
        <text:list-item>
          <text:p text:style-name="P54"><text:bookmark-end text:name="__DdeLink__7244_1205527825"/><text:bookmark-end text:name="__DdeLink__6622_2071084271"/><text:span text:style-name="Teletype"><text:span text:style-name="T39">Using the static method </text:span></text:span><text:span text:style-name="Teletype"><text:span text:style-name="T6">Mat()</text:span></text:span><text:span text:style-name="Teletype"><text:span text:style-name="T23"> of the </text:span></text:span><text:span text:style-name="Teletype"><text:span text:style-name="T6">Matrix </text:span></text:span><text:span text:style-name="Teletype"><text:span text:style-name="T23">class that returns a constructed Matrix object from variable argument double parameters. The first two parameters specify the number of rows and columns. For example:</text:span></text:span></text:p>
          <text:p text:style-name="P55"><text:span text:style-name="Teletype"><text:span text:style-name="T40">x = 5.5; y = 73.3 <text:s/>// some values</text:span></text:span></text:p>
          <text:p text:style-name="P55"><text:span text:style-name="Teletype"><text:span text:style-name="T40">A = Mat( 3, 3, <text:s/>// number of rows, and columns</text:span></text:span></text:p>
          <text:p text:style-name="P55"><text:soft-page-break/><text:span text:style-name="Teletype"><text:span text:style-name="T40"><text:s text:c="8"/>3.4*x, x, -0.4, <text:s/>// first row</text:span></text:span></text:p>
          <text:p text:style-name="P55"><text:span text:style-name="Teletype"><text:span text:style-name="T40"><text:s text:c="8"/>-cos(x+y), x- sin(x*y), x, // second row</text:span></text:span></text:p>
          <text:p text:style-name="P55"><text:span text:style-name="Teletype"><text:span text:style-name="T40"><text:s text:c="8"/>x-0.3, x/x, y/(2*y) <text:s/>// third column</text:span></text:span></text:p>
          <text:p text:style-name="P55"><text:span text:style-name="Teletype"><text:span text:style-name="T40"><text:s text:c="8"/>)</text:span></text:span></text:p>
          <text:p text:style-name="P54"><text:span text:style-name="Teletype"><text:span text:style-name="T40"/></text:span></text:p>
        </text:list-item>
      </text:list>
      <text:p text:style-name="P12"><text:span text:style-name="Teletype"><text:span text:style-name="T41">3. <text:s/></text:span></text:span><text:span text:style-name="Teletype">Th</text:span><text:span text:style-name="T41">e </text:span><text:span text:style-name="T42">M()</text:span><text:span text:style-name="T43"> static method constructs a Matrix from a String specification, in which the matrix elements are either space or comma separated. The Matrix lines are </text:span><text:span text:style-name="T44">separated</text:span><text:span text:style-name="T43"> with semicolons. For example:</text:span><text:bookmark-start text:name="__DdeLink__7315_1000827635"/></text:p>
      <text:p text:style-name="P9"><text:bookmark-start text:name="__DdeLink__7248_1205527825"/><text:bookmark-start text:name="__DdeLink__6458_380988776"/>a1 = M("4 5.9; 5.6 9.8") </text:p>
      <text:p text:style-name="P9">a2 = M("47, <text:s/>-5.9; 0.56, <text:s/>9.8")<text:bookmark-end text:name="__DdeLink__7315_1000827635"/></text:p>
      <text:p text:style-name="P8"><text:bookmark-end text:name="__DdeLink__7248_1205527825"/><text:bookmark-end text:name="__DdeLink__6458_380988776"/><text:span text:style-name="T109">However, a disadvantage of the </text:span><text:span text:style-name="T80">M() </text:span><text:span text:style-name="T102">method is that it operates only with numeric literals, i.e. we cannot have variables and expressions.</text:span></text:p>
      <text:p text:style-name="P10"/>
      <text:h text:style-name="P60" text:outline-level="2"/>
      <text:h text:style-name="P61" text:outline-level="2">Matrix Indexing/Setting operations</text:h>
      <text:p text:style-name="P36"/>
      <text:p text:style-name="P37"><text:span text:style-name="T110">The GroovyLab </text:span><text:span text:style-name="T81">Matrix </text:span><text:span text:style-name="T103">class stores data using a </text:span><text:span text:style-name="T81">double [][] <text:s/></text:span><text:span text:style-name="T103">array. Generally, this representation is not the optimal, but it is simple and generally efficient. As a useful note, Java arrays storage is row based, and therefore is more efficient to work with work with fixed rows, i. e. the inner faster changed index should operate on columns. </text:span></text:p>
      <text:p text:style-name="P21">We can perform indexing in <text:span text:style-name="T111">three</text:span> ways:</text:p>
      <text:p text:style-name="P36"><text:span text:style-name="T104">a. Exploiting the overloading of the array indexing operator [] by the methods </text:span><text:span text:style-name="T82">getAt(), putAt() </text:span><text:span text:style-name="T104"><text:s/>of Groovy, as for example:</text:span></text:p>
      <text:p text:style-name="P28"><text:bookmark-start text:name="__DdeLink__6760_1205527825"/>A = rand(2,3) // a 2 X 3 Matrix</text:p>
      <text:p text:style-name="P28">a12 = A[1,2] <text:s/>// get the element</text:p>
      <text:p text:style-name="P28">A[1<text:span text:style-name="T112">][</text:span>2] = 2.3 <text:s/>// put the value </text:p>
      <text:p text:style-name="P28"/>
      <text:p text:style-name="P21"><text:bookmark-end text:name="__DdeLink__6760_1205527825"/>b. By directly accessing the Java double[][] internal representation, as for example:</text:p>
      <text:p text:style-name="P28"><text:bookmark-start text:name="__DdeLink__6918_1205527825"/><text:soft-page-break/>A = rand(2,3) // a 2 X 3 Matrix</text:p>
      <text:p text:style-name="P28"><text:span text:style-name="T113">a12 = A.</text:span><text:span text:style-name="T114">d</text:span><text:span text:style-name="T113">[1</text:span><text:span text:style-name="T114">][</text:span><text:span text:style-name="T113">2] <text:s/>// get the element</text:span></text:p>
      <text:p text:style-name="P28"><text:span text:style-name="T113">A.</text:span><text:span text:style-name="T114">d</text:span><text:span text:style-name="T113">[1</text:span><text:span text:style-name="T114">][</text:span><text:span text:style-name="T113">2] = 2.3 <text:s/>// put the value </text:span></text:p>
      <text:p text:style-name="P21"><text:bookmark-end text:name="__DdeLink__6918_1205527825"/>The second way, although not as elegant, is faster. </text:p>
      <text:p text:style-name="P21"><text:s/></text:p>
      <text:p text:style-name="P14"><text:span text:style-name="T115">c. By using the </text:span><text:bookmark-start text:name="__DdeLink__8553_1000827635"/><text:span text:style-name="T87">gr</text:span><text:span text:style-name="T83">(), </text:span><text:span text:style-name="T87">gc</text:span><text:span text:style-name="T83">(), </text:span><text:span text:style-name="T87">grc</text:span><text:span text:style-name="T83">()</text:span><text:bookmark-end text:name="__DdeLink__8553_1000827635"/><text:span text:style-name="T83"> </text:span><text:span text:style-name="T115">methods. <text:s/>We explain these methods:</text:span></text:p>
      <text:list xml:id="list791752998" text:style-name="L3">
        <text:list-item>
          <text:p text:style-name="P56"><text:span text:style-name="T115">The group of overloaded methods named </text:span><text:span text:style-name="T87">gr</text:span><text:span text:style-name="T83">() <text:s/></text:span><text:span text:style-name="T115">(named by the initials </text:span><text:span text:style-name="T58">g</text:span><text:span text:style-name="T115">et </text:span><text:span text:style-name="T58">r</text:span><text:span text:style-name="T115">ow) selects <text:s/>rows of the </text:span><text:span text:style-name="T115">matrix, i.e. for a specified group of rows, </text:span><text:span text:style-name="T116">select </text:span><text:span text:style-name="T115">all the columns.</text:span></text:p>
        </text:list-item>
        <text:list-item>
          <text:p text:style-name="P56"><text:span text:style-name="T115">The group of overloaded methods named </text:span><text:span text:style-name="T87">g</text:span><text:span text:style-name="T88">c</text:span><text:span text:style-name="T83">() <text:s/></text:span><text:span text:style-name="T115">(named by the initials </text:span><text:span text:style-name="T58">g</text:span><text:span text:style-name="T115">et </text:span><text:span text:style-name="T59">c</text:span><text:span text:style-name="T115">o</text:span><text:span text:style-name="T116">lumn)</text:span><text:span text:style-name="T115"> selects </text:span><text:span text:style-name="T116">columns</text:span><text:span text:style-name="T115"> of the matrix, i.e. for a specified group of </text:span><text:span text:style-name="T116">columns, select </text:span><text:span text:style-name="T115">all the </text:span><text:span text:style-name="T116">rows</text:span><text:span text:style-name="T115">. </text:span></text:p>
        </text:list-item>
        <text:list-item>
          <text:p text:style-name="P56"><text:span text:style-name="T45">The group of overloaded methods named </text:span><text:span text:style-name="T7">g</text:span><text:span text:style-name="T11">r</text:span><text:span text:style-name="T35">c</text:span><text:span text:style-name="T8">() <text:s/></text:span><text:span text:style-name="T46">(named by the initials </text:span><text:span text:style-name="T30">g</text:span><text:span text:style-name="T46">et </text:span><text:span text:style-name="T31">r</text:span><text:span text:style-name="T47">o</text:span><text:span text:style-name="T48">w</text:span><text:span text:style-name="T31">-</text:span><text:span text:style-name="T32">c</text:span><text:span text:style-name="T46">o</text:span><text:span text:style-name="T49">lumn)</text:span><text:span text:style-name="T46"> selects </text:span><text:span text:style-name="T48">r</text:span><text:span text:style-name="T46">o</text:span><text:span text:style-name="T48">ws </text:span><text:span text:style-name="T46">an</text:span><text:span text:style-name="T48">d </text:span><text:span text:style-name="T49">columns</text:span><text:span text:style-name="T46"> of the matrix, i.e. for a specified group of </text:span><text:span text:style-name="T45">ro</text:span><text:span text:style-name="T46">w</text:span><text:span text:style-name="T48">s/</text:span><text:span text:style-name="T49">columns, select </text:span><text:span text:style-name="T46">all th</text:span><text:span text:style-name="T45">a</text:span><text:span text:style-name="T48">t </text:span><text:span text:style-name="T46">m</text:span><text:span text:style-name="T48">atrix p</text:span><text:span text:style-name="T46">a</text:span><text:span text:style-name="T48">rt.</text:span></text:p>
        </text:list-item>
      </text:list>
      <text:p text:style-name="P38"><text:span text:style-name="T105">Below we describe these methods for </text:span><text:span text:style-name="T84">matrix subrange chores </text:span><text:span text:style-name="T105"><text:s/>in detail.</text:span></text:p>
      <text:p text:style-name="P39"/>
      <text:h text:style-name="P60" text:outline-level="2">Matrix subrange operations</text:h>
      <text:p text:style-name="P26"/>
      <text:p text:style-name="P18"><text:span text:style-name="T106">These operations aim to provide convenient getting/setting of matrix ranges. They are implemented by the methods </text:span><text:span text:style-name="T87">gr</text:span><text:span text:style-name="T77">(), </text:span><text:span text:style-name="T87">gc</text:span><text:span text:style-name="T77">(), </text:span><text:span text:style-name="T87">grc</text:span><text:span text:style-name="T77">() </text:span><text:span text:style-name="T95">for </text:span><text:span text:style-name="T96">getting and </text:span><text:span text:style-name="T77"><text:s/></text:span><text:span text:style-name="T89">s</text:span><text:span text:style-name="T87">r</text:span><text:span text:style-name="T77">(),</text:span><text:span text:style-name="T78"> </text:span><text:span text:style-name="T89">s</text:span><text:span text:style-name="T87">c</text:span><text:span text:style-name="T77">(), </text:span><text:span text:style-name="T89">s</text:span><text:span text:style-name="T87">rc</text:span><text:span text:style-name="T77">() </text:span><text:span text:style-name="T96"><text:s/>for setting values. </text:span><text:span text:style-name="T97">The design is kept simple and symmetrical. It is also efficient, since it is coded in Java. </text:span></text:p>
      <text:p text:style-name="P20">It is better to understand these operations by means of examples.</text:p>
      <text:p text:style-name="P20">Let construct an example matrix:</text:p>
      <text:p text:style-name="P20"><text:bookmark-start text:name="__DdeLink__9792_1000827635"/></text:p>
      <text:p text:style-name="P20"><text:bookmark-start text:name="__DdeLink__9482_1000827635"/>A = Mat( 6, 4,</text:p>
      <text:p text:style-name="P20"><text:s text:c="11"/>1.2, -0.2, 5.6, -0.03,</text:p>
      <text:p text:style-name="P20"><text:s text:c="11"/>4.5, 0.03, 2.3, 0.2,</text:p>
      <text:p text:style-name="P15"><text:s text:c="10"/>0.12, -2.2, 15.6, -11.3,</text:p>
      <text:p text:style-name="P20"><text:s text:c="11"/>5.34, 5.03, 1.3, 0.3,</text:p>
      <text:p text:style-name="P15"><text:s text:c="11"/>0.022, -120.2, 6.778, -10.03,</text:p>
      <text:p text:style-name="P20"><text:s text:c="11"/>145, 10.03, 13, -0.2)<text:bookmark-end text:name="__DdeLink__9792_1000827635"/></text:p>
      <text:p text:style-name="P20"><text:soft-page-break/></text:p>
      <text:p text:style-name="P20"><text:span text:style-name="T117">We proceed by describing the </text:span><text:span text:style-name="T90">get style</text:span><text:span text:style-name="T117"> routines, and then the </text:span><text:span text:style-name="T90">set style</text:span><text:span text:style-name="T117">ones.</text:span></text:p>
      <text:p text:style-name="P20"/>
      <text:p text:style-name="P47">Get Routines</text:p>
      <text:p text:style-name="P33"/>
      <text:p text:style-name="P33">Single row/column select</text:p>
      <text:p text:style-name="P20">We can get a column of the matrix as:</text:p>
      <text:p text:style-name="P34"><text:bookmark-start text:name="__DdeLink__9948_1000827635"/><text:span text:style-name="T66"><text:s text:c="2"/>Ac = <text:s/>A.gc(2)</text:span><text:bookmark-end text:name="__DdeLink__9948_1000827635"/><text:span text:style-name="T66"> <text:s text:c="2"/>// get <text:s/>column 2</text:span></text:p>
      <text:p text:style-name="P20">Similarly, for getting a row:</text:p>
      <text:p text:style-name="P27"><text:s text:c="2"/>Ar = A.gr(1) <text:s text:c="2"/>// get row 1</text:p>
      <text:p text:style-name="P20">or as</text:p>
      <text:p text:style-name="P20"><text:s text:c="2"/><text:span text:style-name="T79">Ar = A[1] <text:s/>// get row 1<text:tab/></text:span></text:p>
      <text:p text:style-name="P20"/>
      <text:p text:style-name="P33"><text:span text:style-name="T118">Select a </text:span><text:span text:style-name="T119">contin</text:span><text:span text:style-name="T120">u</text:span><text:span text:style-name="T119">ous </text:span><text:span text:style-name="T118">range of rows/columns</text:span></text:p>
      <text:p text:style-name="P18"><text:span text:style-name="T98">We can get a column </text:span><text:span text:style-name="T99">range </text:span><text:span text:style-name="T98">of the matrix as:</text:span></text:p>
      <text:p text:style-name="P34"><text:bookmark-start text:name="__DdeLink__11042_1000827635"/><text:bookmark-start text:name="__DdeLink__10726_1000827635"/><text:bookmark-start text:name="__DdeLink__9948_10008276351"/><text:span text:style-name="T66"><text:s text:c="2"/>Ac</text:span><text:span text:style-name="T67">r</text:span><text:span text:style-name="T66"> = <text:s/>A.gc(</text:span><text:span text:style-name="T67">1</text:span><text:span text:style-name="T66">, </text:span><text:span text:style-name="T67">2</text:span><text:span text:style-name="T66">)</text:span><text:bookmark-end text:name="__DdeLink__9948_10008276351"/><text:span text:style-name="T66"> <text:s text:c="2"/>// get <text:s/>column</text:span><text:span text:style-name="T67">s</text:span><text:span text:style-name="T66"> </text:span><text:span text:style-name="T67">1</text:span><text:span text:style-name="T66"> </text:span><text:span text:style-name="T67">to 2 all rows</text:span><text:bookmark-end text:name="__DdeLink__10726_1000827635"/></text:p>
      <text:p text:style-name="P25"><text:bookmark-end text:name="__DdeLink__11042_1000827635"/><text:span text:style-name="T66">Similarly, for getting a row </text:span><text:span text:style-name="T67">range:</text:span></text:p>
      <text:p text:style-name="P34"><text:span text:style-name="T66"><text:s/></text:span><text:bookmark-start text:name="__DdeLink__10728_1000827635"/><text:span text:style-name="T66"><text:s/>Ar</text:span><text:span text:style-name="T67">r</text:span><text:span text:style-name="T66"> = A.gr(</text:span><text:span text:style-name="T67">1</text:span><text:span text:style-name="T66">, </text:span><text:span text:style-name="T67">2</text:span><text:span text:style-name="T66">) <text:s text:c="2"/>// get row</text:span><text:span text:style-name="T67">s</text:span><text:span text:style-name="T66"> </text:span><text:span text:style-name="T67">1 to 2 all columns</text:span></text:p>
      <text:p text:style-name="P29"><text:bookmark-end text:name="__DdeLink__10728_1000827635"/>or </text:p>
      <text:p text:style-name="P34"><text:span text:style-name="T67"><text:s text:c="2"/>Arr = A[1..2] <text:s/></text:span><text:span text:style-name="T66">// get row</text:span><text:span text:style-name="T67">s</text:span><text:span text:style-name="T66"> </text:span><text:span text:style-name="T67">1 to 2 all columns</text:span></text:p>
      <text:p text:style-name="P20">Additionally, we can specify an increment:</text:p>
      <text:p text:style-name="P34"><text:bookmark-start text:name="__DdeLink__10726_10008276351"/><text:bookmark-start text:name="__DdeLink__9948_100082763511"/><text:span text:style-name="T66"><text:s/></text:span><text:bookmark-start text:name="__DdeLink__11202_1000827635"/><text:span text:style-name="T66"><text:s/>Ac</text:span><text:span text:style-name="T67">r</text:span><text:span text:style-name="T66"> = <text:s/>A.gc(</text:span><text:span text:style-name="T68">0</text:span><text:span text:style-name="T66">, </text:span><text:span text:style-name="T68">2, </text:span><text:span text:style-name="T69">3</text:span><text:span text:style-name="T66">)</text:span><text:bookmark-end text:name="__DdeLink__9948_100082763511"/><text:span text:style-name="T66"> <text:s text:c="2"/>// </text:span><text:bookmark-end text:name="__DdeLink__10726_10008276351"/><text:span text:style-name="T68">as </text:span><text:span text:style-name="T70">MATLAB's </text:span><text:span text:style-name="T68"><text:s/>A(:, 0:2:</text:span><text:span text:style-name="T69">3</text:span><text:span text:style-name="T68">)</text:span></text:p>
      <text:p text:style-name="P22"><text:bookmark-end text:name="__DdeLink__11202_1000827635"/>or</text:p>
      <text:p text:style-name="P30">Acr = A[-1..-1, (0..3).by(2)] <text:s/>// negative index specifies all</text:p>
      <text:p text:style-name="P20">Similarly we can select rows specifying <text:s/>an increment:</text:p>
      <text:p text:style-name="P27"><text:soft-page-break/><text:span text:style-name="T121">Arr = A.gr(0, 2, 4) <text:s/>// as </text:span><text:span text:style-name="T122">MATLAB's</text:span><text:span text:style-name="T121"> A(0:2:4, :)</text:span></text:p>
      <text:p text:style-name="P23">or</text:p>
      <text:p text:style-name="P31">Arr = A[(0..4).by(2)]</text:p>
      <text:p text:style-name="P20">We can extract rectangular parts of the matrix as:</text:p>
      <text:p text:style-name="P27">Arc = A.grc(0, 2, 4, 1, 1, 3) <text:s/>// as MATLAB's <text:s/>A(0:2:4, 1:1:3)</text:p>
      <text:p text:style-name="P20">or</text:p>
      <text:p text:style-name="P27">Arc = A[(0..4).by(2), (1..3).by(1)]</text:p>
      <text:p text:style-name="P33"/>
      <text:p text:style-name="P33">Specifying particular rows to extract</text:p>
      <text:p text:style-name="P20">We can specify particular rows to extract as:</text:p>
      <text:p text:style-name="P27"><text:bookmark-start text:name="__DdeLink__6585_1574187474"/>rowIndices = [3, 1] as int [] <text:s/>// specify the required rows in an int[] array</text:p>
      <text:p text:style-name="P27"><text:s/>erows = A.gr(rowIndices) <text:s text:c="2"/>// get the rows<text:bookmark-end text:name="__DdeLink__6585_1574187474"/></text:p>
      <text:p text:style-name="P33">Specifying particular columns to extract</text:p>
      <text:p text:style-name="P20">Similarly, we can specify particular columns to extract as:</text:p>
      <text:p text:style-name="P27"><text:bookmark-start text:name="__DdeLink__6745_1574187474"/><text:span text:style-name="T123">col</text:span><text:bookmark-start text:name="__DdeLink__6585_15741874741"/><text:span text:style-name="T124">Indices = [</text:span><text:span text:style-name="T123">1</text:span><text:span text:style-name="T124">, </text:span><text:span text:style-name="T123">3, 2</text:span><text:span text:style-name="T124">] as int [] <text:s/>// specify the required </text:span><text:span text:style-name="T123">columns </text:span><text:span text:style-name="T124">in an int[] array</text:span></text:p>
      <text:p text:style-name="P27"><text:span text:style-name="T124">e</text:span><text:span text:style-name="T123">col</text:span><text:span text:style-name="T124">s = A.g</text:span><text:span text:style-name="T123">c</text:span><text:span text:style-name="T124">(</text:span><text:span text:style-name="T123">col</text:span><text:span text:style-name="T124">Indices) <text:s text:c="2"/>// get the </text:span><text:bookmark-end text:name="__DdeLink__6585_15741874741"/><text:span text:style-name="T123">columns</text:span><text:bookmark-end text:name="__DdeLink__6745_1574187474"/></text:p>
      <text:p text:style-name="P27"><text:s/></text:p>
      <text:p text:style-name="P33">Extracting submatrices using Groovy ranges</text:p>
      <text:p text:style-name="P20">Groovy ranges allow a nice syntax. We can use them as <text:s/>illustrated:</text:p>
      <text:p text:style-name="P20"><text:bookmark-start text:name="__DdeLink__7675_1574187474"/><text:bookmark-start text:name="__DdeLink__7517_1574187474"/><text:span text:style-name="T85">Ar = A.gr(1..2)</text:span><text:bookmark-end text:name="__DdeLink__7517_1574187474"/><text:span text:style-name="T125"> <text:s text:c="3"/></text:span><text:span text:style-name="T86">// </text:span><text:span text:style-name="T85">get rows 1 to 2</text:span></text:p>
      <text:p text:style-name="P24"><text:bookmark-end text:name="__DdeLink__7675_1574187474"/>or</text:p>
      <text:p text:style-name="P32">Ar = A[1..2] <text:s/>// get rows 1 to 2</text:p>
      <text:p text:style-name="P27"/>
      <text:p text:style-name="P27">Ac = A.gc(2..3) <text:s/>// get columns 2 to 3</text:p>
      <text:p text:style-name="P27">or</text:p>
      <text:p text:style-name="P27"><text:soft-page-break/>A[-1..1,2..3] <text:s/>// get columns 2 to 3</text:p>
      <text:p text:style-name="P27"/>
      <text:p text:style-name="P27">Arc = A.grc(1..2, 2..3) <text:s/>// get matrix subrange of rows 1 to 2 and columns 2 to 3</text:p>
      <text:p text:style-name="P50">or</text:p>
      <text:p text:style-name="P35">Arc = A[1..2, 2..3] <text:s/><text:span text:style-name="T60"><text:s/>// get matrix subrange of rows 1 to 2 and columns 2 to 3</text:span></text:p>
      <text:p text:style-name="P50"/>
      <text:p text:style-name="P48">Set Routines</text:p>
      <text:p text:style-name="P49"/>
      <text:p text:style-name="P49">Copy a matrix within another matrix</text:p>
      <text:p text:style-name="P41"><text:s text:c="2"/>x = rand(12, 15) <text:s/>// a random matrix</text:p>
      <text:p text:style-name="P41"><text:s text:c="2"/>y = ones(2, 3) <text:s text:c="2"/>// a matrix of 1s</text:p>
      <text:p text:style-name="P41"><text:s text:c="2"/>x.s(2, 2, <text:s/>y) <text:s/>// copy the matrix of 1s at the 2,2 position within the random matrix</text:p>
      <text:p text:style-name="P41"/>
      <text:p text:style-name="P43">Set a row range to a value</text:p>
      <text:p text:style-name="P43"><text:span text:style-name="T126"><text:s text:c="2"/></text:span><text:span text:style-name="T71">a = rand(5,9) <text:s/>// a random matrix</text:span></text:p>
      <text:p text:style-name="P41"><text:s text:c="2"/>a.sr(1..2, 8) <text:s text:c="3"/>// sets rows 1 and 2 to 8</text:p>
      <text:p text:style-name="P44"/>
      <text:p text:style-name="P43"><text:span text:style-name="T126">Set a row </text:span><text:span text:style-name="T127">submatrix </text:span><text:span text:style-name="T126"><text:s/>to a value</text:span></text:p>
      <text:p text:style-name="P43"><text:bookmark-start text:name="__DdeLink__9693_1574187474"/><text:span text:style-name="T126"><text:s text:c="2"/></text:span><text:span text:style-name="T71">a = rand(5,9) <text:s/>// a random matrix</text:span></text:p>
      <text:p text:style-name="P41"><text:s text:c="2"/>a.sr(1, 2, 8) <text:s text:c="3"/>// sets rows 1 and 2 to 8</text:p>
      <text:p text:style-name="P44"><text:bookmark-end text:name="__DdeLink__9693_1574187474"/></text:p>
      <text:p text:style-name="P42"><text:span text:style-name="T128">Set a </text:span><text:span text:style-name="T129">column </text:span><text:span text:style-name="T128"><text:s/>range to a value</text:span></text:p>
      <text:p text:style-name="P40"><text:bookmark-start text:name="__DdeLink__8756_1574187474"/><text:span text:style-name="T126"><text:s text:c="2"/></text:span><text:span text:style-name="T130">a = rand(5, 9) <text:s/>// a random matrix</text:span></text:p>
      <text:p text:style-name="P40"><text:s text:c="2"/>a.sc(2..3, 77.7) //sets cols 2 to 3 to 77.7</text:p>
      <text:p text:style-name="P42"/>
      <text:p text:style-name="P42"><text:span text:style-name="T128">Set a </text:span><text:span text:style-name="T129">column </text:span><text:span text:style-name="T128"><text:s/></text:span><text:span text:style-name="T129">submatrix </text:span><text:span text:style-name="T128"><text:s/>to a value</text:span></text:p>
      <text:p text:style-name="P40"><text:bookmark-start text:name="__DdeLink__9850_1574187474"/><text:span text:style-name="T126"><text:s text:c="2"/></text:span><text:span text:style-name="T130">a = rand(5, 9) <text:s/>// a random matrix</text:span></text:p>
      <text:p text:style-name="P40"><text:s text:c="2"/>a.sc(2, 3, 77.7) <text:s/>// sets cols 2 to 3 to 77.7<text:bookmark-end text:name="__DdeLink__9850_1574187474"/></text:p>
      <text:p text:style-name="P42"/>
      <text:p text:style-name="P42"><text:bookmark-end text:name="__DdeLink__8756_1574187474"/>Set a row-column range to a value</text:p>
      <text:p text:style-name="P42"><text:bookmark-start text:name="__DdeLink__9066_1574187474"/><text:soft-page-break/><text:span text:style-name="T131"><text:s/></text:span><text:span text:style-name="T72">a = rand(10, 15) <text:s/>// a random matrix</text:span></text:p>
      <text:p text:style-name="P40"><text:bookmark-end text:name="__DdeLink__9066_1574187474"/>a.src(2..5, 1..3, 11.2) <text:s/>// sets rows 2 to 5 and columns 1 to 3 to 11.2</text:p>
      <text:p text:style-name="P42"/>
      <text:p text:style-name="P42"><text:span text:style-name="T131">Set a row-column </text:span><text:span text:style-name="T132">matrix part </text:span><text:span text:style-name="T131">to a value</text:span></text:p>
      <text:p text:style-name="P42"><text:bookmark-start text:name="__DdeLink__27100_506415693"/><text:bookmark-start text:name="__DdeLink__9382_1574187474"/><text:bookmark-start text:name="__DdeLink__9066_15741874741"/><text:span text:style-name="T131"><text:s/></text:span><text:span text:style-name="T72">a = rand(10, 15) <text:s/>// a random matrix</text:span></text:p>
      <text:p text:style-name="P40"><text:bookmark-end text:name="__DdeLink__9066_15741874741"/>a.src(2, 5, 1, 3, 11.2) <text:s/>// sets rows 2 to 5 and columns 1 to 3 to 11.2</text:p>
      <text:p text:style-name="P40"/>
      <text:p text:style-name="P45"><text:bookmark-end text:name="__DdeLink__27100_506415693"/><text:bookmark-end text:name="__DdeLink__9382_1574187474"/>Set operations using ranges</text:p>
      <text:p text:style-name="P46"/>
      <text:p text:style-name="P46">We can use ranges to perform set operations more conveniently. We present some illustrative examples:</text:p>
      <text:p text:style-name="P40"><text:s text:c="2"/>// Example 1</text:p>
      <text:p text:style-name="P42"><text:s/>a = rand(10, 15) <text:s/>// a random matrix</text:p>
      <text:p text:style-name="P42"><text:s/>a[1..3] = 1.1 <text:s/>// set rows 1 to 3 to 1.1</text:p>
      <text:p text:style-name="P42"/>
      <text:p text:style-name="P42">// Example 2</text:p>
      <text:p text:style-name="P42"><text:s/>a = rand(10, 15) <text:s/>// a random matrix</text:p>
      <text:p text:style-name="P42"><text:s/>a[(1..5).by(2)] = 1.1 <text:s/>// as a(1:2:5, :) = 1.1</text:p>
      <text:p text:style-name="P42"/>
      <text:p text:style-name="P42">// Example 3</text:p>
      <text:p text:style-name="P42">a = rand(10, 15) <text:s/>// a random matrix</text:p>
      <text:p text:style-name="P42"><text:s/>a[-1..-1, 1..3] = 19.1 <text:s/>// as a(:. 1:3) = 19.1</text:p>
      <text:p text:style-name="P42"/>
      <text:p text:style-name="P42">// Example 4</text:p>
      <text:p text:style-name="P42">a = rand(10, 15) <text:s/>// a random matrix</text:p>
      <text:p text:style-name="P42"><text:s/>a[-1..-1, (1..9).by(2)] = 59.1 <text:s/>// as a(:. 1:2:9) = 59.1</text:p>
      <text:p text:style-name="P42"><text:soft-page-break/></text:p>
      <text:p text:style-name="P42">// Example 5</text:p>
      <text:p text:style-name="P42">a = rand(10, 15) <text:s/>// a random matrix</text:p>
      <text:p text:style-name="P42"><text:s/>a[1..3, 2..4] = 1.1 <text:s/>// as a(1:3. 2:4) = 1.1</text:p>
      <text:p text:style-name="P42"/>
      <text:p text:style-name="P42">// Example 6</text:p>
      <text:p text:style-name="P17"/>
      <text:p text:style-name="P42">a = rand(10, 15) <text:s/>// a random matrix</text:p>
      <text:p text:style-name="P42"><text:s/>a[(1..10).by(3), (1..9).by(2)] = -59.1 <text:s/>// as a(1:3:10. 1:2:9) = -59.1</text:p>
      <text:h text:style-name="P59" text:outline-level="2"><text:bookmark-end text:name="__DdeLink__9482_1000827635"/><text:bookmark text:name="Operators"/>Operators</text:h>
      <text:p text:style-name="P19"><text:span text:style-name="Teletype"><text:span text:style-name="T1">The following operators are available: Matrix + Matrix, Matrix + Number, Matrix - Matrix, Matrix - Number, Matrix * Matrix, Matrix * Number, Matrix / Matrix, Matrix / Number, Number + Matrix, Number * Matrix</text:span></text:span><text:span text:style-name="T1"> </text:span></text:p>
      <text:p text:style-name="P2"><text:bookmark-start text:name="__DdeLink__7252_1205527825"/><text:bookmark-start text:name="__DdeLink__1169_355628903"/>a = rand(5, 8)</text:p>
      <text:p text:style-name="P2">aa = a+a</text:p>
      <text:p text:style-name="P2">a5 = a+5</text:p>
      <text:p text:style-name="P2">ap5 = 5+a</text:p>
      <text:p text:style-name="P2">a6 = a*6.8</text:p>
      <text:p text:style-name="P2">a6m = 6.8*a</text:p>
      <text:p text:style-name="P2">a85 = rand(8, 5)</text:p>
      <text:p text:style-name="P11">ama = a*a85<text:bookmark-end text:name="__DdeLink__1169_355628903"/></text:p>
      <text:h text:style-name="P62" text:outline-level="2"><text:span text:style-name="T133">More convenient </text:span><text:span text:style-name="T134">access/assignment </text:span><text:span text:style-name="T133">operations</text:span></text:h>
      <text:p text:style-name="P13">We can use and more elegant syntactially constructs to access/update submatrices. For example:</text:p>
      <text:p text:style-name="P16">x = rand(80, 100)</text:p>
      <text:p text:style-name="P16">x[2..3, 0..1] = 6.5353 <text:s/>// a rectangular subrange</text:p>
      <text:p text:style-name="P16">x</text:p>
      <text:p text:style-name="P16">x[4..5] = -0.45454 <text:s/>// assign rows 4 to 5 all columns</text:p>
      <text:p text:style-name="P16"/>
      <text:p text:style-name="P16">// assignment using ranges</text:p>
      <text:p text:style-name="P16">x = rand(90, 90)</text:p>
      <text:p text:style-name="P16">x[(0..20).by(2), 0..1] = 99</text:p>
      <text:p text:style-name="P16"><text:soft-page-break/></text:p>
      <text:p text:style-name="P16">// assignment using ranges</text:p>
      <text:p text:style-name="P16">x = rand(90,90)</text:p>
      <text:p text:style-name="P16">x[0..1, (0..30).by(3)] = 33.3</text:p>
      <text:p text:style-name="P16"/>
      <text:p text:style-name="P16">// assignment using ranges</text:p>
      <text:p text:style-name="P16">x = rand(90,90)</text:p>
      <text:p text:style-name="P16">x[(2..14).by(5), (0..30).by(3)] = -77.3</text:p>
      <text:p text:style-name="P16"/>
      <text:p text:style-name="P16">row=2; col = 3</text:p>
      <text:p text:style-name="P16">y = x[row..row+2, col..col+5] <text:s/>// get a matrix range</text:p>
      <text:p text:style-name="P16"/>
      <text:p text:style-name="P16">yy = x[(row..row+50).by(2), (col..col+30).by(3)] // like MATLAB's x(row:2:row+50, col:3:col+30)</text:p>
      <text:p text:style-name="P16"/>
      <text:h text:style-name="P62" text:outline-level="2"><text:bookmark-end text:name="__DdeLink__7252_1205527825"/><text:bookmark text:name="Static_operations"/>Static operations</text:h>
      <text:p text:style-name="P19"><text:span text:style-name="Teletype"><text:span text:style-name="T50">Some </text:span></text:span><text:span text:style-name="Teletype"><text:span text:style-name="T27">static operations </text:span></text:span><text:span text:style-name="Teletype"><text:span text:style-name="T51">that </text:span></text:span><text:span text:style-name="Teletype"><text:span text:style-name="T1">are </text:span></text:span><text:span text:style-name="Teletype"><text:span text:style-name="T50">provided with the </text:span></text:span><text:span text:style-name="Teletype"><text:span text:style-name="T33">Matrix </text:span></text:span><text:span text:style-name="Teletype"><text:span text:style-name="T51">class are:</text:span></text:span></text:p>
      <text:p text:style-name="P1"><text:bookmark-start text:name="__DdeLink__1295_355628903"/><text:bookmark-start text:name="__DdeLink__1171_355628903"/><text:bookmark-start text:name="__DdeLink__27102_506415693"/>oo = ones(4, 10) <text:s/>// a matrix with all ones</text:p>
      <text:p text:style-name="P1">oo4 = sum(oo) <text:s/>// perform sum of the columns</text:p>
      <text:p text:style-name="P1">sum(sum(oo)) <text:s/>// total sum of the matrix elements</text:p>
      <text:p text:style-name="P1">oo2 = fill(4, 10, 2.0) // a matrix filled with 2 values</text:p>
      <text:p text:style-name="P1">prod(oo2) // perform product of the columns</text:p>
      <text:p text:style-name="P1">prod(prod(oo2)) // product of all the matrix elements</text:p>
      <text:p text:style-name="P1">csoo = cumsum(oo) // perform a cummulative sum across columns</text:p>
      <text:p text:style-name="P1">cpoo2 = cumprod(oo2) <text:s/>// perform a cummulative product across columns</text:p>
      <text:p text:style-name="P1">aa = rand(5,5)</text:p>
      <text:p text:style-name="P1"><text:bookmark-end text:name="__DdeLink__27102_506415693"/>aai = inv(aa) <text:s/>// compute the matrix inverse</text:p>
      <text:p text:style-name="P1"><text:bookmark-start text:name="__DdeLink__27262_506415693"/><text:bookmark-start text:name="__DdeLink__27104_506415693"/>A = rand(5,5)</text:p>
      <text:p text:style-name="P1">b = rand(5,1)</text:p>
      <text:p text:style-name="P1">X = solve(A, b) //returns X Matrix verifying A*X = b. </text:p>
      <text:p text:style-name="P1"><text:bookmark-end text:name="__DdeLink__27104_506415693"/>rank(A) // the rank of A</text:p>
      <text:p text:style-name="P1">trace(A) // the trace of A</text:p>
      <text:p text:style-name="P1">det(A) <text:s/>// the determinant of A</text:p>
      <text:p text:style-name="P1">cond(A) // the condition number of A</text:p>
      <text:p text:style-name="P1">norm1(A) // norm 1 of A</text:p>
      <text:p text:style-name="P1">norm2(A) // norm 2 of A</text:p>
      <text:p text:style-name="P1">normF(A) // Frobenius norm of A</text:p>
      <text:p text:style-name="P1">normInf(A) // norm inf of A</text:p>
      <text:p text:style-name="P5">dot(A, A) // the dot product of A by itself<text:bookmark-end text:name="__DdeLink__1295_355628903"/><text:bookmark-end text:name="__DdeLink__1171_355628903"/></text:p>
      <text:p text:style-name="P57"><text:bookmark-end text:name="__DdeLink__27262_506415693"/><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1" svg:font-family="StarSymbol" style:font-charset="x-symbol"/>
    <style:font-face style:name="Albany" svg:font-family="Albany, Arial"/>
    <style:font-face style:name="StarSymbol" svg:font-family="StarSymbol"/>
    <style:font-face style:name="Times New Roman1" svg:font-family="'Times New Roman'"/>
    <style:font-face style:name="Andale Mono" svg:font-family="'Andale Mono'" style:font-family-generic="modern" style:font-pitch="fixed"/>
    <style:font-face style:name="Liberation Mono" svg:font-family="'Liberation Mono'" style:font-family-generic="modern" style:font-pitch="fixed"/>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DejaVu Sans" svg:font-family="'DejaVu Sans'" style:font-family-generic="system" style:font-pitch="variable"/>
    <style:font-face style:name="Lucida Sans" svg:font-family="'Lucid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style:font-size-asian="10.5pt" style:language-asian="en" style:country-asian="US" style:font-name-complex="Arial"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Arial" style:font-size-asian="14pt" style:font-name-complex="Ari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Times New Roman1" style:font-size-asian="10pt" style:font-name-complex="Times New Roman1" style:font-size-complex="10pt"/>
    </style:style>
    <style:style style:name="Heading_20_1" style:display-name="Heading 1" style:family="paragraph" style:parent-style-name="Heading" style:next-style-name="Text_20_body" style:default-outline-level="1" style:class="text">
      <style:text-properties style:font-name="DejaVu Serif" fo:font-size="16pt" fo:font-weight="bold" style:font-name-asian="DejaVu Sans" style:font-size-asian="24pt" style:font-weight-asian="bold" style:font-name-complex="Lucida Sans" style:font-size-complex="24pt" style:font-weight-complex="bold"/>
    </style:style>
    <style:style style:name="Heading_20_2" style:display-name="Heading 2" style:family="paragraph" style:parent-style-name="Heading" style:next-style-name="Text_20_body" style:default-outline-level="2" style:class="text">
      <style:text-properties style:font-name="DejaVu Serif" fo:font-size="15pt" fo:font-weight="bold" style:font-name-asian="DejaVu Sans" style:font-size-asian="18pt" style:font-weight-asian="bold" style:font-name-complex="Lucida Sans" style:font-size-complex="18pt" style:font-weight-complex="bold"/>
    </style:style>
    <style:style style:name="Teletype" style:family="text">
      <style:text-properties style:font-name="Liberation Mono" style:font-name-asian="Andale Mono" style:font-name-complex="Andale Mono"/>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3-08-01T15:49:50</dc:date>
    <meta:generator>OpenOffice.org/3.2$Unix OpenOffice.org_project/320m19$Build-9505</meta:generator>
    <meta:editing-duration>PT00H01M28S</meta:editing-duration>
    <meta:editing-cycles>2</meta:editing-cycles>
    <meta:document-statistic meta:table-count="0" meta:image-count="0" meta:object-count="0" meta:page-count="11" meta:paragraph-count="229" meta:word-count="2243" meta:character-count="12587"/>
  </office:meta>
</office:document-meta>
</file>